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4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Thumbnails/thumbnail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 Lotus" svg:font-family="'B Lotus'" style:font-family-generic="roman" style:font-pitch="variable"/>
    <style:font-face style:name="B Nazanin" svg:font-family="'B Nazanin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reeFarsi" svg:font-family="FreeFars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Nirmala UI Semilight" svg:font-family="'Nirmala UI Semi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B Lotus1" svg:font-family="'B Lotus'" style:font-family-generic="system" style:font-pitch="variable"/>
    <style:font-face style:name="B Nazanin1" svg:font-family="'B Nazanin'" style:font-family-generic="system" style:font-pitch="variable"/>
    <style:font-face style:name="B Titr" svg:font-family="'B Tit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Farsi1" svg:font-family="FreeFars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irmala UI" svg:font-family="'Nirmala UI'" style:font-family-generic="system" style:font-pitch="variable"/>
    <style:font-face style:name="Nirmala UI Semilight1" svg:font-family="'Nirmala UI Semilight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Zar" svg:font-family="Zar" style:font-family-generic="system" style:font-pitch="variable"/>
  </office:font-face-decls>
  <office:automatic-styles>
    <style:style style:name="Table12" style:family="table">
      <style:table-properties style:width="0.1125in" fo:margin-left="0in" fo:margin-top="0in" fo:margin-bottom="0in" table:align="left" style:writing-mode="lr-tb"/>
    </style:style>
    <style:style style:name="Table12.A" style:family="table-column">
      <style:table-column-properties style:column-width="0.0563in"/>
    </style:style>
    <style:style style:name="Table12.B" style:family="table-column">
      <style:table-column-properties style:column-width="0.055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.0104in" fo:border="none"/>
    </style:style>
    <style:style style:name="P1" style:family="paragraph" style:parent-style-name="Footnote" style:master-page-name="Converted2">
      <style:paragraph-properties style:page-number="auto"/>
    </style:style>
    <style:style style:name="P2" style:family="paragraph" style:parent-style-name="Footnote" style:master-page-name="Converted4">
      <style:paragraph-properties style:page-number="auto"/>
    </style:style>
    <style:style style:name="P3" style:family="paragraph" style:parent-style-name="Footnote" style:master-page-name="Converted6">
      <style:paragraph-properties style:page-number="auto"/>
    </style:style>
    <style:style style:name="P4" style:family="paragraph" style:parent-style-name="Footnote" style:master-page-name="Converted8">
      <style:paragraph-properties style:page-number="auto"/>
    </style:style>
    <style:style style:name="P5" style:family="paragraph" style:parent-style-name="Footnote" style:master-page-name="Converted10">
      <style:paragraph-properties style:page-number="auto"/>
    </style:style>
    <style:style style:name="P6" style:family="paragraph" style:parent-style-name="Footnote" style:master-page-name="Converted12">
      <style:paragraph-properties style:page-number="auto"/>
    </style:style>
    <style:style style:name="P7" style:family="paragraph" style:parent-style-name="Footnote" style:master-page-name="Converted14">
      <style:paragraph-properties style:page-number="auto"/>
    </style:style>
    <style:style style:name="P8" style:family="paragraph" style:parent-style-name="Footnote" style:master-page-name="Converted16">
      <style:paragraph-properties style:page-number="auto"/>
    </style:style>
    <style:style style:name="P9" style:family="paragraph" style:parent-style-name="Footnote" style:master-page-name="Converted18">
      <style:paragraph-properties style:page-number="auto"/>
    </style:style>
    <style:style style:name="P10" style:family="paragraph" style:parent-style-name="Footnote" style:master-page-name="Converted20">
      <style:paragraph-properties style:page-number="auto"/>
    </style:style>
    <style:style style:name="P11" style:family="paragraph" style:parent-style-name="Footnote" style:master-page-name="Converted22">
      <style:paragraph-properties style:page-number="auto"/>
    </style:style>
    <style:style style:name="P12" style:family="paragraph" style:parent-style-name="Footnote" style:master-page-name="Converted24">
      <style:paragraph-properties style:page-number="auto"/>
    </style:style>
    <style:style style:name="P13" style:family="paragraph" style:parent-style-name="Footnote" style:master-page-name="Converted26">
      <style:paragraph-properties style:page-number="auto"/>
    </style:style>
    <style:style style:name="P14" style:family="paragraph" style:parent-style-name="Footnote" style:master-page-name="Converted28">
      <style:paragraph-properties style:page-number="auto"/>
    </style:style>
    <style:style style:name="P15" style:family="paragraph" style:parent-style-name="Footnote" style:master-page-name="Converted30">
      <style:paragraph-properties style:page-number="auto"/>
    </style:style>
    <style:style style:name="P16" style:family="paragraph" style:parent-style-name="Footnote" style:master-page-name="Converted32">
      <style:paragraph-properties style:page-number="auto"/>
    </style:style>
    <style:style style:name="P17" style:family="paragraph" style:parent-style-name="Footnote" style:master-page-name="Converted34">
      <style:paragraph-properties style:page-number="auto"/>
    </style:style>
    <style:style style:name="P18" style:family="paragraph" style:parent-style-name="Footnote" style:master-page-name="Converted36">
      <style:paragraph-properties style:page-number="auto"/>
    </style:style>
    <style:style style:name="P19" style:family="paragraph" style:parent-style-name="Footnote" style:master-page-name="Converted38">
      <style:paragraph-properties style:page-number="auto"/>
    </style:style>
    <style:style style:name="P20" style:family="paragraph" style:parent-style-name="Footnote" style:master-page-name="Converted40">
      <style:paragraph-properties style:page-number="auto"/>
    </style:style>
    <style:style style:name="P21" style:family="paragraph" style:parent-style-name="Footnote" style:master-page-name="Converted42">
      <style:paragraph-properties style:page-number="auto"/>
    </style:style>
    <style:style style:name="P22" style:family="paragraph" style:parent-style-name="Footnote" style:master-page-name="Converted44">
      <style:paragraph-properties style:page-number="auto"/>
    </style:style>
    <style:style style:name="P23" style:family="paragraph" style:parent-style-name="Footnote" style:master-page-name="Converted46">
      <style:paragraph-properties style:page-number="auto"/>
    </style:style>
    <style:style style:name="P24" style:family="paragraph" style:parent-style-name="Footnote" style:master-page-name="Converted48">
      <style:paragraph-properties style:page-number="auto"/>
    </style:style>
    <style:style style:name="P25" style:family="paragraph" style:parent-style-name="Footnote" style:master-page-name="Converted50">
      <style:paragraph-properties style:page-number="auto"/>
    </style:style>
    <style:style style:name="P26" style:family="paragraph" style:parent-style-name="Footnote" style:master-page-name="Converted52">
      <style:paragraph-properties style:page-number="auto"/>
    </style:style>
    <style:style style:name="P27" style:family="paragraph" style:parent-style-name="Footnote" style:master-page-name="Converted54">
      <style:paragraph-properties style:page-number="auto"/>
    </style:style>
    <style:style style:name="P28" style:family="paragraph" style:parent-style-name="Footnote" style:master-page-name="Converted56">
      <style:paragraph-properties style:page-number="auto"/>
    </style:style>
    <style:style style:name="P29" style:family="paragraph" style:parent-style-name="Footnote" style:master-page-name="Converted58">
      <style:paragraph-properties style:page-number="auto"/>
    </style:style>
    <style:style style:name="P30" style:family="paragraph" style:parent-style-name="Footnote" style:master-page-name="Converted60">
      <style:paragraph-properties style:page-number="auto"/>
    </style:style>
    <style:style style:name="P31" style:family="paragraph" style:parent-style-name="HTML_20_Preformatted">
      <style:paragraph-properties fo:line-height="200%" fo:text-align="justify" style:justify-single-word="false"/>
    </style:style>
    <style:style style:name="P32" style:family="paragraph" style:parent-style-name="HTML_20_Preformatted">
      <style:paragraph-properties fo:line-height="200%" fo:text-align="justify" style:justify-single-word="false"/>
      <style:text-properties fo:color="#000000" style:font-name="Nirmala UI Semilight" fo:font-size="12pt" style:font-size-asian="12pt" style:font-name-complex="Nirmala UI Semilight1" style:font-size-complex="12pt"/>
    </style:style>
    <style:style style:name="P33" style:family="paragraph" style:parent-style-name="HTML_20_Preformatted">
      <style:paragraph-properties fo:line-height="200%" fo:text-align="justify" style:justify-single-word="false"/>
      <style:text-properties fo:color="#ff0000" style:font-name="Nirmala UI Semilight" fo:font-size="12pt" style:font-size-asian="12pt" style:font-name-complex="Arial" style:font-size-complex="12pt" style:language-complex="fa" style:country-complex="IR"/>
    </style:style>
    <style:style style:name="P34" style:family="paragraph" style:parent-style-name="HTML_20_Preformatted">
      <style:paragraph-properties fo:line-height="200%" fo:text-align="justify" style:justify-single-word="false" style:writing-mode="rl-tb"/>
    </style:style>
    <style:style style:name="P35" style:family="paragraph" style:parent-style-name="Standard">
      <style:paragraph-properties fo:orphans="2" fo:widows="2" fo:hyphenation-ladder-count="no-limit" style:vertical-align="auto"/>
      <style:text-properties style:font-name="Times New Roman" fo:font-size="10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true" fo:hyphenation-remain-char-count="2" fo:hyphenation-push-char-count="2"/>
    </style:style>
    <style:style style:name="P36" style:family="paragraph" style:parent-style-name="Standard">
      <style:paragraph-properties fo:orphans="2" fo:widows="2" fo:hyphenation-ladder-count="no-limit" style:vertical-align="auto"/>
      <style:text-properties style:font-name="Times New Roman" style:letter-kerning="false" style:font-name-asian="Times New Roman1" style:language-asian="en" style:country-asian="US" style:font-name-complex="Times New Roman1" style:language-complex="ar" style:country-complex="SA" fo:hyphenate="true" fo:hyphenation-remain-char-count="2" fo:hyphenation-push-char-count="2"/>
    </style:style>
    <style:style style:name="P37" style:family="paragraph" style:parent-style-name="Table_20_Contents">
      <style:paragraph-properties fo:line-height="200%" fo:text-align="center" style:justify-single-word="false"/>
    </style:style>
    <style:style style:name="P38" style:family="paragraph" style:parent-style-name="Table_20_Contents">
      <style:paragraph-properties fo:line-height="200%" fo:text-align="center" style:justify-single-word="false" style:snap-to-layout-grid="false"/>
    </style:style>
    <style:style style:name="P39" style:family="paragraph" style:parent-style-name="Table_20_Contents">
      <style:paragraph-properties fo:line-height="200%" fo:text-align="end" style:justify-single-word="false"/>
    </style:style>
    <style:style style:name="P40" style:family="paragraph" style:parent-style-name="Table_20_Contents">
      <style:paragraph-properties fo:line-height="200%" fo:text-align="end" style:justify-single-word="false"/>
      <style:text-properties fo:font-size="14pt" fo:font-style="italic" style:font-name-asian="Liberation Serif1" style:font-size-asian="14pt" style:font-style-asian="italic" style:font-name-complex="Liberation Serif1" style:font-size-complex="14pt" style:language-complex="fa" style:country-complex="IR"/>
    </style:style>
    <style:style style:name="P41" style:family="paragraph" style:parent-style-name="Footer">
      <style:paragraph-properties fo:text-align="center" style:justify-single-word="false"/>
    </style:style>
    <style:style style:name="P42" style:family="paragraph" style:parent-style-name="Text_20_body_20__28_user_29_">
      <style:paragraph-properties fo:line-height="200%" fo:text-align="justify" style:justify-single-word="false" style:writing-mode="rl-tb"/>
    </style:style>
    <style:style style:name="P43" style:family="paragraph" style:parent-style-name="Standard_20__28_user_29_">
      <style:paragraph-properties fo:line-height="200%"/>
    </style:style>
    <style:style style:name="P44" style:family="paragraph" style:parent-style-name="Standard_20__28_user_29_">
      <style:paragraph-properties fo:line-height="200%" fo:text-align="center" style:justify-single-word="false"/>
    </style:style>
    <style:style style:name="P45" style:family="paragraph" style:parent-style-name="Standard_20__28_user_29_">
      <style:paragraph-properties fo:line-height="200%" fo:text-align="center" style:justify-single-word="false">
        <style:tab-stops>
          <style:tab-stop style:position="3.3335in" style:type="center"/>
          <style:tab-stop style:position="6.5972in" style:type="right"/>
        </style:tab-stops>
      </style:paragraph-properties>
    </style:style>
    <style:style style:name="P46" style:family="paragraph" style:parent-style-name="Standard_20__28_user_29_">
      <style:paragraph-properties fo:line-height="200%" fo:text-align="center" style:justify-single-word="false" style:snap-to-layout-grid="false">
        <style:tab-stops>
          <style:tab-stop style:position="3.3335in" style:type="center"/>
          <style:tab-stop style:position="6.5972in" style:type="right"/>
        </style:tab-stops>
      </style:paragraph-properties>
    </style:style>
    <style:style style:name="P47" style:family="paragraph" style:parent-style-name="Standard_20__28_user_29_">
      <style:paragraph-properties fo:line-height="200%" fo:text-align="justify" style:justify-single-word="false"/>
    </style:style>
    <style:style style:name="P48" style:family="paragraph" style:parent-style-name="Standard_20__28_user_29_">
      <style:paragraph-properties fo:line-height="150%" fo:text-align="center" style:justify-single-word="false" style:writing-mode="rl-tb"/>
    </style:style>
    <style:style style:name="P49" style:family="paragraph" style:parent-style-name="Standard_20__28_user_29_">
      <style:paragraph-properties fo:line-height="150%" fo:text-align="justify" style:justify-single-word="false" style:writing-mode="rl-tb"/>
    </style:style>
    <style:style style:name="P50" style:family="paragraph" style:parent-style-name="Standard_20__28_user_29_">
      <style:paragraph-properties fo:line-height="150%" fo:text-align="center" style:justify-single-word="false" style:writing-mode="rl-tb"/>
      <style:text-properties style:font-name-complex="B Lotus1"/>
    </style:style>
    <style:style style:name="P51" style:family="paragraph" style:parent-style-name="Standard_20__28_user_29_">
      <style:paragraph-properties fo:line-height="200%" fo:text-align="center" style:justify-single-word="false" style:writing-mode="rl-tb"/>
      <style:text-properties style:font-name-complex="B Lotus1" style:language-complex="ar" style:country-complex="SA"/>
    </style:style>
    <style:style style:name="P52" style:family="paragraph" style:parent-style-name="Standard_20__28_user_29_">
      <style:paragraph-properties fo:line-height="150%" fo:text-align="center" style:justify-single-word="false" style:writing-mode="rl-tb"/>
      <style:text-properties officeooo:rsid="00176481" officeooo:paragraph-rsid="00176481" style:font-name-complex="B Lotus1"/>
    </style:style>
    <style:style style:name="P53" style:family="paragraph" style:parent-style-name="Standard_20__28_user_29_">
      <style:paragraph-properties fo:line-height="200%" fo:text-align="end" style:justify-single-word="false" style:writing-mode="rl-tb"/>
    </style:style>
    <style:style style:name="P54" style:family="paragraph" style:parent-style-name="Standard_20__28_user_29_">
      <style:paragraph-properties fo:line-height="200%" fo:text-align="justify" style:justify-single-word="false" style:writing-mode="rl-tb"/>
    </style:style>
    <style:style style:name="P55" style:family="paragraph" style:parent-style-name="Standard_20__28_user_29_">
      <style:paragraph-properties fo:line-height="200%" fo:text-align="center" style:justify-single-word="false" style:writing-mode="rl-tb"/>
    </style:style>
    <style:style style:name="P56" style:family="paragraph" style:parent-style-name="Standard_20__28_user_29_">
      <style:paragraph-properties fo:line-height="200%" fo:text-align="start" style:justify-single-word="false" style:writing-mode="rl-tb"/>
    </style:style>
    <style:style style:name="P57" style:family="paragraph" style:parent-style-name="Standard_20__28_user_29_">
      <style:paragraph-properties fo:line-height="200%" fo:text-align="justify" style:justify-single-word="false" style:writing-mode="rl-tb"/>
      <style:text-properties style:font-name="B Lotus" fo:font-size="14pt" fo:language="fa" fo:country="IR" style:font-size-asian="14pt" style:font-name-complex="B Lotus1" style:font-size-complex="14pt" style:language-complex="fa" style:country-complex="IR"/>
    </style:style>
    <style:style style:name="P58" style:family="paragraph" style:parent-style-name="Standard_20__28_user_29_">
      <style:paragraph-properties fo:line-height="200%" fo:text-align="end" style:justify-single-word="false" style:writing-mode="rl-tb"/>
      <style:text-properties style:font-name="B Lotus" fo:font-size="14pt" fo:language="fa" fo:country="IR" style:font-size-asian="14pt" style:font-name-complex="B Lotus1" style:font-size-complex="14pt" style:language-complex="fa" style:country-complex="IR"/>
    </style:style>
    <style:style style:name="P59" style:family="paragraph" style:parent-style-name="Standard_20__28_user_29_">
      <style:paragraph-properties fo:line-height="200%" fo:text-align="justify" style:justify-single-word="false" style:writing-mode="rl-tb"/>
      <style:text-properties style:font-name="B Lotus" fo:font-size="14pt" fo:language="fa" fo:country="IR" style:font-name-asian="Liberation Mono1" style:font-size-asian="14pt" style:font-name-complex="B Lotus1" style:font-size-complex="14pt" style:language-complex="fa" style:country-complex="IR"/>
    </style:style>
    <style:style style:name="P60" style:family="paragraph" style:parent-style-name="Standard_20__28_user_29_">
      <style:paragraph-properties fo:line-height="200%" fo:text-align="justify" style:justify-single-word="false" style:writing-mode="rl-tb"/>
      <style:text-properties style:font-name="B Lotus" fo:font-size="14pt" style:font-name-asian="Liberation Serif1" style:font-size-asian="14pt" style:font-name-complex="B Lotus1" style:font-size-complex="14pt" style:language-complex="ar" style:country-complex="SA"/>
    </style:style>
    <style:style style:name="P61" style:family="paragraph" style:parent-style-name="Standard_20__28_user_29_">
      <style:paragraph-properties fo:line-height="200%" fo:text-align="end" style:justify-single-word="false" style:writing-mode="rl-tb"/>
      <style:text-properties style:font-name="B Lotus" fo:font-size="14pt" style:font-name-asian="Liberation Serif1" style:font-size-asian="14pt" style:font-name-complex="B Lotus1" style:font-size-complex="14pt" style:language-complex="ar" style:country-complex="SA"/>
    </style:style>
    <style:style style:name="P62" style:family="paragraph" style:parent-style-name="Standard_20__28_user_29_">
      <style:paragraph-properties fo:line-height="200%" fo:text-align="justify" style:justify-single-word="false" style:writing-mode="rl-tb"/>
      <style:text-properties style:font-name="B Lotus" fo:font-size="14pt" style:font-size-asian="14pt" style:font-name-complex="B Lotus1" style:font-size-complex="14pt" style:language-complex="ar" style:country-complex="SA"/>
    </style:style>
    <style:style style:name="P63" style:family="paragraph" style:parent-style-name="Standard_20__28_user_29_">
      <style:paragraph-properties fo:line-height="200%" fo:text-align="justify" style:justify-single-word="false" style:writing-mode="rl-tb"/>
      <style:text-properties style:font-name="B Lotus" fo:font-size="11pt" style:font-size-asian="11pt" style:font-name-complex="B Lotus1" style:font-size-complex="14pt" style:language-complex="ar" style:country-complex="SA"/>
    </style:style>
    <style:style style:name="P64" style:family="paragraph" style:parent-style-name="Standard_20__28_user_29_" style:list-style-name="WWNum1">
      <style:paragraph-properties fo:line-height="200%" fo:text-align="justify" style:justify-single-word="false" style:writing-mode="rl-tb"/>
      <style:text-properties style:font-name="Liberation Mono" fo:font-size="14pt" fo:language="fa" fo:country="IR" fo:font-weight="bold" style:font-size-asian="14pt" style:font-weight-asian="bold" style:font-name-complex="Liberation Mono1" style:font-size-complex="14pt" style:language-complex="fa" style:country-complex="IR" style:font-weight-complex="bold"/>
    </style:style>
    <style:style style:name="P65" style:family="paragraph" style:parent-style-name="Standard_20__28_user_29_">
      <style:paragraph-properties fo:line-height="200%" fo:text-align="justify" style:justify-single-word="false" style:writing-mode="rl-tb"/>
      <style:text-properties style:font-name="Liberation Mono" fo:language="fa" fo:country="IR" style:font-name-complex="B Lotus1" style:language-complex="fa" style:country-complex="IR"/>
    </style:style>
    <style:style style:name="P66" style:family="paragraph" style:parent-style-name="Standard_20__28_user_29_">
      <style:paragraph-properties fo:line-height="200%" fo:text-align="center" style:justify-single-word="false" style:writing-mode="rl-tb"/>
      <style:text-properties style:font-name="Liberation Mono" fo:font-size="11pt" style:font-size-asian="11pt" style:font-name-complex="B Lotus1" style:language-complex="ar" style:country-complex="SA"/>
    </style:style>
    <style:style style:name="P67" style:family="paragraph" style:parent-style-name="Standard_20__28_user_29_">
      <style:paragraph-properties fo:line-height="200%" fo:text-align="justify" style:justify-single-word="false" style:writing-mode="rl-tb"/>
      <style:text-properties fo:font-size="14pt" style:font-size-asian="14pt" style:font-name-complex="B Lotus1" style:font-size-complex="14pt" style:language-complex="ar" style:country-complex="SA"/>
    </style:style>
    <style:style style:name="P68" style:family="paragraph" style:parent-style-name="Standard_20__28_user_29_">
      <style:paragraph-properties fo:line-height="200%" fo:text-align="justify" style:justify-single-word="false" style:writing-mode="rl-tb"/>
      <style:text-properties fo:font-size="14pt" style:font-name-asian="Liberation Serif1" style:font-size-asian="14pt" style:font-name-complex="B Lotus1" style:font-size-complex="14pt" style:language-complex="ar" style:country-complex="SA"/>
    </style:style>
    <style:style style:name="P69" style:family="paragraph" style:parent-style-name="Standard_20__28_user_29_">
      <style:paragraph-properties fo:line-height="200%" fo:text-align="justify" style:justify-single-word="false" style:writing-mode="rl-tb"/>
      <style:text-properties fo:font-size="16pt" fo:font-weight="bold" style:font-name-asian="Liberation Serif1" style:font-size-asian="16pt" style:font-weight-asian="bold" style:font-name-complex="Liberation Serif1" style:font-size-complex="16pt" style:language-complex="fa" style:country-complex="IR" style:font-weight-complex="bold"/>
    </style:style>
    <style:style style:name="P70" style:family="paragraph" style:parent-style-name="Standard_20__28_user_29_" style:master-page-name="Standard">
      <style:paragraph-properties fo:line-height="150%" fo:text-align="center" style:justify-single-word="false" style:page-number="auto" style:writing-mode="rl-tb"/>
      <style:text-properties officeooo:paragraph-rsid="001a74f5"/>
    </style:style>
    <style:style style:name="T1" style:family="text">
      <style:text-properties fo:color="#000000" style:font-name="B Nazanin" fo:font-size="18pt" style:font-name-asian="Noto Sans CJK SC" style:font-size-asian="18pt" style:font-name-complex="B Lotus1" style:font-size-complex="18pt" style:language-complex="fa" style:country-complex="IR"/>
    </style:style>
    <style:style style:name="T2" style:family="text">
      <style:text-properties fo:color="#000000" style:font-name="B Nazanin" fo:font-size="18pt" style:font-name-asian="B Nazanin1" style:font-size-asian="18pt" style:font-name-complex="B Lotus1" style:font-size-complex="18pt" style:language-complex="fa" style:country-complex="IR"/>
    </style:style>
    <style:style style:name="T3" style:family="text">
      <style:text-properties fo:color="#000000" style:font-name="B Nazanin" fo:font-size="14pt" style:font-size-asian="14pt" style:font-name-complex="B Lotus1" style:font-size-complex="14pt" style:language-complex="fa" style:country-complex="IR"/>
    </style:style>
    <style:style style:name="T4" style:family="text">
      <style:text-properties fo:color="#000000" style:font-name="B Nazanin" fo:font-size="14pt" style:font-name-asian="B Nazanin1" style:font-size-asian="14pt" style:font-name-complex="B Nazanin1" style:font-size-complex="14pt" style:language-complex="fa" style:country-complex="IR"/>
    </style:style>
    <style:style style:name="T5" style:family="text">
      <style:text-properties fo:color="#000000" style:font-name="Calibri" fo:font-size="18pt" style:font-name-asian="Noto Sans CJK SC" style:font-size-asian="18pt" style:font-name-complex="B Lotus1" style:font-size-complex="18pt" style:language-complex="fa" style:country-complex="IR"/>
    </style:style>
    <style:style style:name="T6" style:family="text">
      <style:text-properties fo:color="#000000" style:font-name="Calibri" fo:font-size="14pt" style:font-size-asian="14pt" style:font-name-complex="B Lotus1" style:font-size-complex="14pt" style:language-complex="fa" style:country-complex="IR"/>
    </style:style>
    <style:style style:name="T7" style:family="text">
      <style:text-properties fo:color="#000000" style:font-name="B Lotus" fo:font-weight="bold" style:font-weight-asian="bold" style:font-name-complex="B Lotus1" style:language-complex="fa" style:country-complex="IR"/>
    </style:style>
    <style:style style:name="T8" style:family="text">
      <style:text-properties fo:color="#000000" style:font-name="B Lotus" style:font-name-complex="B Lotus1" style:language-complex="fa" style:country-complex="IR"/>
    </style:style>
    <style:style style:name="T9" style:family="text">
      <style:text-properties fo:color="#000000" style:font-name="B Lotus" style:font-name-asian="FreeFarsi1" style:font-name-complex="B Lotus1" style:language-complex="fa" style:country-complex="IR"/>
    </style:style>
    <style:style style:name="T10" style:family="text">
      <style:text-properties fo:color="#000000" style:font-name="B Lotus" fo:font-size="14pt" style:font-size-asian="14pt" style:font-name-complex="B Lotus1" style:font-size-complex="14pt" style:language-complex="fa" style:country-complex="IR"/>
    </style:style>
    <style:style style:name="T11" style:family="text">
      <style:text-properties fo:color="#000000" style:font-name="B Lotus" fo:font-size="14pt" style:font-size-asian="14pt" style:font-name-complex="B Lotus1" style:font-size-complex="14pt" style:language-complex="ar" style:country-complex="SA"/>
    </style:style>
    <style:style style:name="T12" style:family="text">
      <style:text-properties fo:color="#000000" style:font-name="B Lotus" fo:font-size="14pt" style:font-size-asian="14pt" style:font-name-complex="B Lotus1" style:font-size-complex="14pt"/>
    </style:style>
    <style:style style:name="T13" style:family="text">
      <style:text-properties fo:color="#000000" style:font-name="B Lotus" fo:font-size="14pt" style:font-name-asian="Liberation Mono1" style:font-size-asian="14pt" style:font-name-complex="B Lotus1" style:font-size-complex="14pt" style:language-complex="fa" style:country-complex="IR"/>
    </style:style>
    <style:style style:name="T14" style:family="text">
      <style:text-properties fo:color="#000000" style:font-name="B Lotus" fo:font-size="14pt" style:font-name-asian="Liberation Serif1" style:font-size-asian="14pt" style:font-name-complex="B Lotus1" style:font-size-complex="14pt" style:language-complex="ar" style:country-complex="SA"/>
    </style:style>
    <style:style style:name="T15" style:family="text">
      <style:text-properties fo:color="#000000" style:font-name="B Lotus" style:font-name-asian="Liberation Mono1" style:font-name-complex="B Lotus1" style:language-complex="fa" style:country-complex="IR"/>
    </style:style>
    <style:style style:name="T16" style:family="text">
      <style:text-properties fo:color="#000000" style:font-name="FreeFarsi" style:font-name-asian="FreeFarsi1" style:font-name-complex="B Lotus1"/>
    </style:style>
    <style:style style:name="T17" style:family="text">
      <style:text-properties fo:color="#000000" style:font-name="FreeFarsi" fo:font-size="14pt" style:font-size-asian="14pt" style:font-name-complex="B Lotus1" style:font-size-complex="14pt" style:language-complex="fa" style:country-complex="IR"/>
    </style:style>
    <style:style style:name="T18" style:family="text">
      <style:text-properties fo:color="#000000" style:font-name="FreeFarsi" fo:font-size="14pt" style:font-size-asian="14pt" style:font-name-complex="FreeFarsi1" style:font-size-complex="14pt" style:language-complex="fa" style:country-complex="IR"/>
    </style:style>
    <style:style style:name="T19" style:family="text">
      <style:text-properties fo:color="#000000" style:font-name="FreeFarsi" fo:font-size="14pt" style:font-name-asian="FreeFarsi1" style:font-size-asian="14pt" style:font-name-complex="FreeFarsi1" style:font-size-complex="14pt" style:language-complex="fa" style:country-complex="IR"/>
    </style:style>
    <style:style style:name="T20" style:family="text">
      <style:text-properties fo:color="#000000" style:font-name="FreeFarsi" style:font-name-complex="B Lotus1" style:language-complex="ar" style:country-complex="SA"/>
    </style:style>
    <style:style style:name="T21" style:family="text">
      <style:text-properties fo:color="#000000" fo:font-size="14pt" style:font-name-asian="Liberation Serif1" style:font-size-asian="14pt" style:font-name-complex="B Lotus1" style:font-size-complex="14pt" style:language-complex="ar" style:country-complex="SA"/>
    </style:style>
    <style:style style:name="T22" style:family="text">
      <style:text-properties fo:color="#000000" fo:font-size="14pt" style:font-name-asian="Liberation Serif1" style:font-size-asian="14pt" style:font-name-complex="B Lotus1" style:font-size-complex="14pt" style:language-complex="fa" style:country-complex="IR"/>
    </style:style>
    <style:style style:name="T23" style:family="text">
      <style:text-properties fo:color="#000000" fo:font-size="14pt" style:font-size-asian="14pt" style:font-name-complex="B Lotus1" style:font-size-complex="14pt" style:language-complex="ar" style:country-complex="SA"/>
    </style:style>
    <style:style style:name="T24" style:family="text">
      <style:text-properties fo:color="#000000" style:language-complex="fa" style:country-complex="IR"/>
    </style:style>
    <style:style style:name="T25" style:family="text">
      <style:text-properties fo:color="#000000" style:font-name="Nirmala UI Semilight" fo:background-color="#ffffff" loext:char-shading-value="0" style:font-name-complex="Nirmala UI Semilight1"/>
    </style:style>
    <style:style style:name="T26" style:family="text">
      <style:text-properties fo:color="#000000" style:font-name="Nirmala UI Semilight" fo:background-color="#ffffff" loext:char-shading-value="0" style:font-name-complex="Nirmala UI Semilight1" style:language-complex="fa" style:country-complex="IR"/>
    </style:style>
    <style:style style:name="T27" style:family="text">
      <style:text-properties fo:color="#000000" style:font-name="Nirmala UI Semilight" fo:font-weight="bold" fo:background-color="#ffffff" loext:char-shading-value="0" style:font-weight-asian="bold" style:font-name-complex="Nirmala UI Semilight1" style:font-weight-complex="bold"/>
    </style:style>
    <style:style style:name="T28" style:family="text">
      <style:text-properties fo:color="#000000" style:font-name="Nirmala UI Semilight" fo:font-weight="bold" fo:background-color="#ffffff" loext:char-shading-value="0" style:font-weight-asian="bold" style:font-name-complex="Nirmala UI Semilight1" style:language-complex="fa" style:country-complex="IR" style:font-weight-complex="bold"/>
    </style:style>
    <style:style style:name="T29" style:family="text">
      <style:text-properties fo:color="#000000" style:font-name="Nirmala UI Semilight" fo:font-weight="bold" style:font-weight-asian="bold" style:font-name-complex="Nirmala UI Semilight1" style:font-weight-complex="bold"/>
    </style:style>
    <style:style style:name="T30" style:family="text">
      <style:text-properties fo:color="#000000" style:font-name="Nirmala UI Semilight" fo:font-style="italic" fo:background-color="#ffffff" loext:char-shading-value="0" style:font-style-asian="italic" style:font-name-complex="Nirmala UI Semilight1" style:language-complex="fa" style:country-complex="IR" style:font-style-complex="italic"/>
    </style:style>
    <style:style style:name="T31" style:family="text">
      <style:text-properties fo:color="#000000" style:font-name="Nirmala UI Semilight" style:font-name-complex="Nirmala UI Semilight1"/>
    </style:style>
    <style:style style:name="T32" style:family="text">
      <style:text-properties fo:color="#000000" style:font-name="Nirmala UI Semilight" fo:font-size="12pt" style:font-size-asian="12pt" style:font-name-complex="Nirmala UI Semilight1" style:font-size-complex="12pt"/>
    </style:style>
    <style:style style:name="T33" style:family="text">
      <style:text-properties fo:color="#000000" style:font-name="Nirmala UI Semilight" fo:font-size="12pt" fo:font-style="italic" style:font-size-asian="12pt" style:font-style-asian="italic" style:font-name-complex="Nirmala UI Semilight1" style:font-size-complex="12pt" style:font-style-complex="italic"/>
    </style:style>
    <style:style style:name="T34" style:family="text">
      <style:text-properties fo:color="#000000" style:font-name="Nirmala UI Semilight" fo:font-size="12pt" fo:font-weight="bold" style:font-size-asian="12pt" style:font-weight-asian="bold" style:font-name-complex="Nirmala UI Semilight1" style:font-size-complex="12pt" style:font-weight-complex="bold"/>
    </style:style>
    <style:style style:name="T35" style:family="text">
      <style:text-properties fo:color="#000000" style:font-name="Nirmala UI Semilight" fo:font-weight="normal" fo:background-color="#ffffff" loext:char-shading-value="0" style:font-weight-asian="normal" style:font-name-complex="Nirmala UI Semilight1" style:font-weight-complex="normal"/>
    </style:style>
    <style:style style:name="T36" style:family="text">
      <style:text-properties style:use-window-font-color="true" style:font-name="B Nazanin" fo:font-size="18pt" style:font-name-asian="Noto Sans CJK SC" style:font-size-asian="18pt" style:font-name-complex="B Lotus1" style:font-size-complex="18pt" style:language-complex="fa" style:country-complex="IR"/>
    </style:style>
    <style:style style:name="T37" style:family="text">
      <style:text-properties style:use-window-font-color="true" style:font-name="B Nazanin" fo:font-size="14pt" style:font-name-asian="Noto Sans CJK SC" style:font-size-asian="14pt" style:font-name-complex="Zar" style:font-size-complex="14pt" style:language-complex="fa" style:country-complex="IR"/>
    </style:style>
    <style:style style:name="T38" style:family="text">
      <style:text-properties style:use-window-font-color="true" style:font-name="B Nazanin" fo:font-size="14pt" officeooo:rsid="0012e354" style:font-name-asian="Noto Sans CJK SC" style:font-size-asian="14pt" style:font-name-complex="Zar" style:font-size-complex="14pt" style:language-complex="fa" style:country-complex="IR"/>
    </style:style>
    <style:style style:name="T39" style:family="text">
      <style:text-properties style:language-complex="fa" style:country-complex="IR"/>
    </style:style>
    <style:style style:name="T40" style:family="text">
      <style:text-properties fo:color="#ff0000" style:language-complex="fa" style:country-complex="IR"/>
    </style:style>
    <style:style style:name="T41" style:family="text">
      <style:text-properties fo:color="#ff0000" style:font-name="B Lotus" fo:font-size="14pt" fo:language="fa" fo:country="IR" style:font-size-asian="14pt" style:font-name-complex="B Lotus1" style:font-size-complex="14pt" style:language-complex="fa" style:country-complex="IR"/>
    </style:style>
    <style:style style:name="T42" style:family="text">
      <style:text-properties fo:color="#ff0000" style:font-name="B Lotus" fo:font-size="14pt" style:font-name-asian="Liberation Serif1" style:font-size-asian="14pt" style:font-name-complex="B Lotus1" style:font-size-complex="14pt" style:language-complex="ar" style:country-complex="SA"/>
    </style:style>
    <style:style style:name="T43" style:family="text">
      <style:text-properties fo:color="#ff0000" fo:font-size="14pt" style:font-name-asian="Liberation Serif1" style:font-size-asian="14pt" style:font-name-complex="Liberation Serif1" style:font-size-complex="14pt" style:language-complex="ar" style:country-complex="SA"/>
    </style:style>
    <style:style style:name="T44" style:family="text">
      <style:text-properties style:font-name="B Nazanin" fo:font-size="14pt" fo:font-weight="bold" style:font-size-asian="14pt" style:font-weight-asian="bold" style:font-name-complex="B Lotus1" style:font-size-complex="14pt" style:language-complex="fa" style:country-complex="IR" style:font-weight-complex="bold"/>
    </style:style>
    <style:style style:name="T45" style:family="text">
      <style:text-properties style:font-name="B Nazanin" fo:font-size="14pt" fo:font-weight="bold" officeooo:rsid="00176481" style:font-size-asian="14pt" style:font-weight-asian="bold" style:font-name-complex="B Lotus1" style:font-size-complex="14pt" style:language-complex="fa" style:country-complex="IR" style:font-weight-complex="bold"/>
    </style:style>
    <style:style style:name="T46" style:family="text">
      <style:text-properties style:font-name="B Nazanin" fo:font-size="14pt" fo:font-weight="bold" style:font-size-asian="14pt" style:font-weight-asian="bold" style:font-name-complex="B Lotus1" style:font-size-complex="14pt" style:language-complex="ar" style:country-complex="SA" style:font-weight-complex="bold"/>
    </style:style>
    <style:style style:name="T47" style:family="text">
      <style:text-properties style:font-name="B Nazanin" fo:font-size="14pt" fo:font-weight="bold" officeooo:rsid="001b35e0" style:font-size-asian="14pt" style:font-weight-asian="bold" style:font-name-complex="B Lotus1" style:font-size-complex="14pt" style:language-complex="ar" style:country-complex="SA" style:font-weight-complex="bold"/>
    </style:style>
    <style:style style:name="T48" style:family="text">
      <style:text-properties style:font-name="B Nazanin" fo:font-size="14pt" fo:font-weight="bold" style:font-name-asian="B Nazanin1" style:font-size-asian="14pt" style:font-weight-asian="bold" style:font-name-complex="B Lotus1" style:font-size-complex="14pt" style:language-complex="fa" style:country-complex="IR" style:font-weight-complex="bold"/>
    </style:style>
    <style:style style:name="T49" style:family="text">
      <style:text-properties style:font-name="B Nazanin" fo:font-size="14pt" style:font-size-asian="14pt" style:font-name-complex="B Lotus1" style:font-size-complex="14pt" style:language-complex="fa" style:country-complex="IR"/>
    </style:style>
    <style:style style:name="T50" style:family="text">
      <style:text-properties style:font-name="B Nazanin" fo:font-size="14pt" style:font-size-asian="14pt" style:font-name-complex="B Lotus1" style:font-size-complex="14pt" style:language-complex="ar" style:country-complex="SA"/>
    </style:style>
    <style:style style:name="T51" style:family="text">
      <style:text-properties style:font-name="B Nazanin" fo:font-size="14pt" style:font-size-asian="14pt" style:font-name-complex="B Nazanin1" style:font-size-complex="14pt" style:language-complex="fa" style:country-complex="IR"/>
    </style:style>
    <style:style style:name="T52" style:family="text">
      <style:text-properties style:font-name="B Nazanin" fo:font-size="14pt" style:font-name-asian="B Nazanin1" style:font-size-asian="14pt" style:font-name-complex="B Lotus1" style:font-size-complex="14pt" style:language-complex="fa" style:country-complex="IR"/>
    </style:style>
    <style:style style:name="T53" style:family="text">
      <style:text-properties style:font-name="B Nazanin" fo:font-size="14pt" style:font-name-asian="B Nazanin1" style:font-size-asian="14pt" style:font-name-complex="B Lotus1" style:font-size-complex="14pt" style:language-complex="ar" style:country-complex="SA"/>
    </style:style>
    <style:style style:name="T54" style:family="text">
      <style:text-properties style:font-name="B Nazanin" fo:font-size="14pt" style:font-name-asian="B Nazanin1" style:font-size-asian="14pt" style:font-name-complex="B Nazanin1" style:font-size-complex="14pt" style:language-complex="fa" style:country-complex="IR"/>
    </style:style>
    <style:style style:name="T55" style:family="text">
      <style:text-properties style:font-name="B Nazanin" fo:font-size="14pt" fo:language="fa" fo:country="IR" style:font-size-asian="14pt" style:font-name-complex="B Lotus1" style:font-size-complex="14pt" style:language-complex="fa" style:country-complex="IR"/>
    </style:style>
    <style:style style:name="T56" style:family="text">
      <style:text-properties style:font-name="B Nazanin" fo:font-size="14pt" fo:language="fa" fo:country="IR" style:font-size-asian="14pt" style:font-name-complex="B Nazanin1" style:font-size-complex="14pt" style:language-complex="fa" style:country-complex="IR"/>
    </style:style>
    <style:style style:name="T57" style:family="text">
      <style:text-properties style:font-name="B Nazanin" fo:font-size="14pt" fo:language="fa" fo:country="IR" style:font-name-asian="B Nazanin1" style:font-size-asian="14pt" style:font-name-complex="B Nazanin1" style:font-size-complex="14pt" style:language-complex="fa" style:country-complex="IR"/>
    </style:style>
    <style:style style:name="T58" style:family="text">
      <style:text-properties style:font-name="B Nazanin" fo:font-size="16pt" fo:font-weight="bold" style:font-size-asian="16pt" style:font-weight-asian="bold" style:font-name-complex="B Lotus1" style:font-size-complex="16pt" style:language-complex="fa" style:country-complex="IR" style:font-weight-complex="bold"/>
    </style:style>
    <style:style style:name="T59" style:family="text">
      <style:text-properties style:font-name="B Nazanin" fo:font-size="16pt" fo:font-weight="bold" style:font-size-asian="16pt" style:font-weight-asian="bold" style:font-name-complex="B Lotus1" style:font-size-complex="16pt" style:language-complex="ar" style:country-complex="SA" style:font-weight-complex="bold"/>
    </style:style>
    <style:style style:name="T60" style:family="text">
      <style:text-properties style:font-name="B Nazanin" fo:font-size="16pt" fo:font-weight="bold" style:font-size-asian="16pt" style:font-weight-asian="bold" style:font-name-complex="B Nazanin1" style:font-size-complex="16pt" style:language-complex="fa" style:country-complex="IR" style:font-weight-complex="bold"/>
    </style:style>
    <style:style style:name="T61" style:family="text">
      <style:text-properties style:font-name="B Nazanin" fo:font-size="16pt" fo:font-weight="bold" style:font-name-asian="B Nazanin1" style:font-size-asian="16pt" style:font-weight-asian="bold" style:font-name-complex="B Lotus1" style:font-size-complex="16pt" style:language-complex="ar" style:country-complex="SA" style:font-weight-complex="bold"/>
    </style:style>
    <style:style style:name="T62" style:family="text">
      <style:text-properties style:font-name-complex="B Lotus1"/>
    </style:style>
    <style:style style:name="T63" style:family="text">
      <style:text-properties style:font-name-complex="B Lotus1" style:language-complex="ar" style:country-complex="SA"/>
    </style:style>
    <style:style style:name="T64" style:family="text">
      <style:text-properties style:font-name-complex="B Lotus1" style:language-complex="fa" style:country-complex="IR"/>
    </style:style>
    <style:style style:name="T65" style:family="text">
      <style:text-properties style:font-name="FreeFarsi" style:font-name-complex="B Lotus1" style:language-complex="fa" style:country-complex="IR"/>
    </style:style>
    <style:style style:name="T66" style:family="text">
      <style:text-properties style:font-name="FreeFarsi" style:font-name-complex="B Lotus1" style:language-complex="ar" style:country-complex="SA"/>
    </style:style>
    <style:style style:name="T67" style:family="text">
      <style:text-properties style:font-name="FreeFarsi" style:font-name-complex="FreeFarsi1"/>
    </style:style>
    <style:style style:name="T68" style:family="text">
      <style:text-properties style:font-name="FreeFarsi" style:font-name-complex="FreeFarsi1" style:language-complex="fa" style:country-complex="IR"/>
    </style:style>
    <style:style style:name="T69" style:family="text">
      <style:text-properties style:font-name="FreeFarsi" style:font-name-complex="FreeFarsi1" style:language-complex="ar" style:country-complex="SA"/>
    </style:style>
    <style:style style:name="T70" style:family="text">
      <style:text-properties style:font-name="FreeFarsi" fo:font-size="14pt" style:font-size-asian="14pt" style:font-name-complex="B Lotus1" style:font-size-complex="14pt"/>
    </style:style>
    <style:style style:name="T71" style:family="text">
      <style:text-properties style:font-name="FreeFarsi" fo:font-size="14pt" style:font-size-asian="14pt" style:font-name-complex="B Lotus1" style:font-size-complex="14pt" style:language-complex="fa" style:country-complex="IR"/>
    </style:style>
    <style:style style:name="T72" style:family="text">
      <style:text-properties style:font-name="FreeFarsi" fo:font-size="14pt" officeooo:rsid="00176481" style:font-size-asian="14pt" style:font-name-complex="B Lotus1" style:font-size-complex="14pt" style:language-complex="fa" style:country-complex="IR"/>
    </style:style>
    <style:style style:name="T73" style:family="text">
      <style:text-properties style:font-name="FreeFarsi" fo:font-size="14pt" style:font-size-asian="14pt" style:font-name-complex="B Lotus1" style:font-size-complex="14pt" style:language-complex="ar" style:country-complex="SA"/>
    </style:style>
    <style:style style:name="T74" style:family="text">
      <style:text-properties style:font-name="FreeFarsi" fo:font-size="14pt" style:font-size-asian="14pt" style:font-name-complex="FreeFarsi1" style:font-size-complex="14pt"/>
    </style:style>
    <style:style style:name="T75" style:family="text">
      <style:text-properties style:font-name="FreeFarsi" fo:font-size="14pt" style:font-size-asian="14pt" style:font-name-complex="FreeFarsi1" style:font-size-complex="14pt" style:language-complex="ar" style:country-complex="SA"/>
    </style:style>
    <style:style style:name="T76" style:family="text">
      <style:text-properties style:font-name="FreeFarsi" fo:font-size="14pt" fo:language="fa" fo:country="IR" style:font-name-asian="Liberation Mono1" style:font-size-asian="14pt" style:font-name-complex="FreeFarsi1" style:font-size-complex="14pt" style:language-complex="fa" style:country-complex="IR"/>
    </style:style>
    <style:style style:name="T77" style:family="text">
      <style:text-properties style:font-name="FreeFarsi" fo:font-size="14pt" fo:language="fa" fo:country="IR" style:font-name-asian="Liberation Mono1" style:font-size-asian="14pt" style:font-name-complex="B Lotus1" style:font-size-complex="14pt" style:language-complex="fa" style:country-complex="IR"/>
    </style:style>
    <style:style style:name="T78" style:family="text">
      <style:text-properties style:font-name="FreeFarsi" fo:font-size="14pt" fo:language="fa" fo:country="IR" style:font-name-asian="Liberation Serif1" style:font-size-asian="14pt" style:font-name-complex="FreeFarsi1" style:font-size-complex="14pt" style:language-complex="fa" style:country-complex="IR"/>
    </style:style>
    <style:style style:name="T79" style:family="text">
      <style:text-properties style:font-name="FreeFarsi" fo:font-size="14pt" fo:language="fa" fo:country="IR" style:font-size-asian="14pt" style:font-name-complex="B Lotus1" style:font-size-complex="14pt" style:language-complex="fa" style:country-complex="IR"/>
    </style:style>
    <style:style style:name="T80" style:family="text">
      <style:text-properties style:font-name="FreeFarsi" fo:font-size="14pt" fo:language="fa" fo:country="IR" style:font-size-asian="14pt" style:font-name-complex="FreeFarsi1" style:font-size-complex="14pt" style:language-complex="fa" style:country-complex="IR"/>
    </style:style>
    <style:style style:name="T81" style:family="text">
      <style:text-properties style:font-name="FreeFarsi" fo:font-size="14pt" fo:language="fa" fo:country="IR" style:font-name-asian="FreeFarsi1" style:font-size-asian="14pt" style:font-name-complex="FreeFarsi1" style:font-size-complex="14pt" style:language-complex="fa" style:country-complex="IR"/>
    </style:style>
    <style:style style:name="T82" style:family="text">
      <style:text-properties style:font-name="FreeFarsi" fo:font-size="14pt" fo:language="fa" fo:country="IR" style:font-name-asian="FreeFarsi1" style:font-size-asian="14pt" style:font-name-complex="B Lotus1" style:font-size-complex="14pt" style:language-complex="fa" style:country-complex="IR"/>
    </style:style>
    <style:style style:name="T83" style:family="text">
      <style:text-properties style:font-name="FreeFarsi" fo:font-size="14pt" style:font-name-asian="FreeFarsi1" style:font-size-asian="14pt" style:font-name-complex="FreeFarsi1" style:font-size-complex="14pt" style:language-complex="ar" style:country-complex="SA"/>
    </style:style>
    <style:style style:name="T84" style:family="text">
      <style:text-properties style:font-name="FreeFarsi" fo:font-size="14pt" style:font-name-asian="FreeFarsi1" style:font-size-asian="14pt" style:font-name-complex="B Lotus1" style:font-size-complex="14pt" style:language-complex="ar" style:country-complex="SA"/>
    </style:style>
    <style:style style:name="T85" style:family="text">
      <style:text-properties style:font-name="FreeFarsi" fo:language="fa" fo:country="IR" style:font-name-asian="FreeFarsi1" style:font-name-complex="FreeFarsi1" style:language-complex="fa" style:country-complex="IR"/>
    </style:style>
    <style:style style:name="T86" style:family="text">
      <style:text-properties style:font-name="FreeFarsi" fo:language="fa" fo:country="IR" style:font-name-complex="B Lotus1" style:language-complex="fa" style:country-complex="IR"/>
    </style:style>
    <style:style style:name="T87" style:family="text">
      <style:text-properties style:font-name="FreeFarsi" fo:language="fa" fo:country="IR" style:font-name-complex="FreeFarsi1" style:language-complex="fa" style:country-complex="IR"/>
    </style:style>
    <style:style style:name="T88" style:family="text">
      <style:text-properties style:font-name="FreeFarsi" fo:language="fa" fo:country="IR" style:font-name-asian="Liberation Mono1" style:font-name-complex="FreeFarsi1" style:language-complex="fa" style:country-complex="IR"/>
    </style:style>
    <style:style style:name="T89" style:family="text">
      <style:text-properties style:font-name="FreeFarsi" fo:language="fa" fo:country="IR" style:font-name-complex="Times New Roman1" style:language-complex="fa" style:country-complex="IR"/>
    </style:style>
    <style:style style:name="T90" style:family="text">
      <style:text-properties style:font-name="FreeFarsi" fo:font-size="16pt" fo:language="fa" fo:country="IR" fo:font-weight="bold" style:font-size-asian="16pt" style:font-weight-asian="bold" style:font-name-complex="Times New Roman1" style:font-size-complex="16pt" style:language-complex="fa" style:country-complex="IR" style:font-weight-complex="bold"/>
    </style:style>
    <style:style style:name="T91" style:family="text">
      <style:text-properties style:font-name="FreeFarsi" fo:font-size="16pt" fo:language="fa" fo:country="IR" fo:font-weight="bold" style:font-size-asian="16pt" style:font-weight-asian="bold" style:font-name-complex="FreeFarsi1" style:font-size-complex="16pt" style:language-complex="fa" style:country-complex="IR" style:font-weight-complex="bold"/>
    </style:style>
    <style:style style:name="T92" style:family="text">
      <style:text-properties style:font-name="FreeFarsi" fo:font-size="16pt" fo:language="fa" fo:country="IR" fo:font-weight="bold" style:font-size-asian="16pt" style:font-weight-asian="bold" style:font-name-complex="B Lotus1" style:font-size-complex="16pt" style:language-complex="fa" style:country-complex="IR" style:font-weight-complex="bold"/>
    </style:style>
    <style:style style:name="T93" style:family="text">
      <style:text-properties style:font-name="FreeFarsi" fo:font-size="16pt" fo:language="fa" fo:country="IR" fo:font-weight="bold" style:font-name-asian="FreeFarsi1" style:font-size-asian="16pt" style:font-weight-asian="bold" style:font-name-complex="FreeFarsi1" style:font-size-complex="16pt" style:language-complex="fa" style:country-complex="IR" style:font-weight-complex="bold"/>
    </style:style>
    <style:style style:name="T94" style:family="text">
      <style:text-properties style:font-name="FreeFarsi" fo:font-size="11pt" fo:language="fa" fo:country="IR" style:font-size-asian="11pt" style:font-name-complex="FreeFarsi1" style:font-size-complex="11pt" style:language-complex="fa" style:country-complex="IR"/>
    </style:style>
    <style:style style:name="T95" style:family="text">
      <style:text-properties style:font-name="B Lotus" fo:font-weight="bold" style:font-weight-asian="bold" style:font-name-complex="B Lotus1" style:language-complex="fa" style:country-complex="IR"/>
    </style:style>
    <style:style style:name="T96" style:family="text">
      <style:text-properties style:font-name="B Lotus" style:font-name-complex="B Lotus1" style:language-complex="fa" style:country-complex="IR"/>
    </style:style>
    <style:style style:name="T97" style:family="text">
      <style:text-properties style:font-name="B Lotus" style:font-name-complex="B Lotus1" style:language-complex="ar" style:country-complex="SA"/>
    </style:style>
    <style:style style:name="T98" style:family="text">
      <style:text-properties style:font-name="B Lotus" style:font-name-asian="FreeFarsi1" style:font-name-complex="B Lotus1" style:language-complex="fa" style:country-complex="IR"/>
    </style:style>
    <style:style style:name="T99" style:family="text">
      <style:text-properties style:font-name="B Lotus" fo:font-size="14pt" style:font-size-asian="14pt" style:font-name-complex="B Lotus1" style:font-size-complex="14pt"/>
    </style:style>
    <style:style style:name="T100" style:family="text">
      <style:text-properties style:font-name="B Lotus" fo:font-size="14pt" style:font-size-asian="14pt" style:font-name-complex="B Lotus1" style:font-size-complex="14pt" style:language-complex="fa" style:country-complex="IR"/>
    </style:style>
    <style:style style:name="T101" style:family="text">
      <style:text-properties style:font-name="B Lotus" fo:font-size="14pt" style:font-size-asian="14pt" style:font-name-complex="B Lotus1" style:font-size-complex="14pt" style:language-complex="ar" style:country-complex="SA"/>
    </style:style>
    <style:style style:name="T102" style:family="text">
      <style:text-properties style:font-name="B Lotus" fo:font-size="14pt" fo:language="fa" fo:country="IR" style:font-size-asian="14pt" style:font-name-complex="B Lotus1" style:font-size-complex="14pt"/>
    </style:style>
    <style:style style:name="T103" style:family="text">
      <style:text-properties style:font-name="B Lotus" fo:font-size="14pt" fo:language="fa" fo:country="IR" style:font-size-asian="14pt" style:font-name-complex="B Lotus1" style:font-size-complex="14pt" style:language-complex="fa" style:country-complex="IR"/>
    </style:style>
    <style:style style:name="T104" style:family="text">
      <style:text-properties style:font-name="B Lotus" fo:font-size="14pt" fo:language="fa" fo:country="IR" style:font-size-asian="14pt" style:font-name-complex="B Lotus1" style:font-size-complex="14pt" style:language-complex="ar" style:country-complex="SA"/>
    </style:style>
    <style:style style:name="T105" style:family="text">
      <style:text-properties style:font-name="B Lotus" fo:font-size="14pt" fo:language="fa" fo:country="IR" style:font-size-asian="14pt" style:font-name-complex="Calibri1" style:font-size-complex="14pt"/>
    </style:style>
    <style:style style:name="T106" style:family="text">
      <style:text-properties style:font-name="B Lotus" fo:font-size="14pt" fo:language="fa" fo:country="IR" style:font-size-asian="14pt" style:font-name-complex="Calibri1" style:font-size-complex="14pt" style:language-complex="fa" style:country-complex="IR"/>
    </style:style>
    <style:style style:name="T107" style:family="text">
      <style:text-properties style:font-name="B Lotus" fo:font-size="14pt" fo:language="fa" fo:country="IR" fo:font-weight="bold" style:font-size-asian="14pt" style:font-weight-asian="bold" style:font-name-complex="B Lotus1" style:font-size-complex="14pt" style:language-complex="fa" style:country-complex="IR" style:font-weight-complex="bold"/>
    </style:style>
    <style:style style:name="T108" style:family="text">
      <style:text-properties style:font-name="B Lotus" fo:font-size="14pt" fo:language="fa" fo:country="IR" style:font-name-asian="B Lotus1" style:font-size-asian="14pt" style:font-name-complex="B Lotus1" style:font-size-complex="14pt" style:language-complex="fa" style:country-complex="IR"/>
    </style:style>
    <style:style style:name="T109" style:family="text">
      <style:text-properties style:font-name="B Lotus" fo:font-size="14pt" fo:language="fa" fo:country="IR" style:font-name-asian="Liberation Serif1" style:font-size-asian="14pt" style:font-name-complex="B Lotus1" style:font-size-complex="14pt" style:language-complex="fa" style:country-complex="IR"/>
    </style:style>
    <style:style style:name="T110" style:family="text">
      <style:text-properties style:font-name="B Lotus" fo:font-size="14pt" fo:language="fa" fo:country="IR" style:font-name-asian="Liberation Serif1" style:font-size-asian="14pt" style:font-name-complex="B Lotus1" style:font-size-complex="14pt" style:language-complex="ar" style:country-complex="SA"/>
    </style:style>
    <style:style style:name="T111" style:family="text">
      <style:text-properties style:font-name="B Lotus" fo:font-size="14pt" fo:language="fa" fo:country="IR" style:font-name-asian="Liberation Mono1" style:font-size-asian="14pt" style:font-name-complex="B Lotus1" style:font-size-complex="14pt"/>
    </style:style>
    <style:style style:name="T112" style:family="text">
      <style:text-properties style:font-name="B Lotus" fo:font-size="14pt" fo:language="fa" fo:country="IR" style:font-name-asian="Liberation Mono1" style:font-size-asian="14pt" style:font-name-complex="B Lotus1" style:font-size-complex="14pt" style:language-complex="fa" style:country-complex="IR"/>
    </style:style>
    <style:style style:name="T113" style:family="text">
      <style:text-properties style:font-name="B Lotus" fo:font-size="14pt" fo:language="fa" fo:country="IR" style:font-name-asian="Liberation Mono1" style:font-size-asian="14pt" style:font-name-complex="Calibri1" style:font-size-complex="14pt" style:language-complex="fa" style:country-complex="IR"/>
    </style:style>
    <style:style style:name="T114" style:family="text">
      <style:text-properties style:font-name="B Lotus" fo:font-size="14pt" fo:language="fa" fo:country="IR" style:font-name-asian="FreeFarsi1" style:font-size-asian="14pt" style:font-name-complex="B Lotus1" style:font-size-complex="14pt" style:language-complex="ar" style:country-complex="SA"/>
    </style:style>
    <style:style style:name="T115" style:family="text">
      <style:text-properties style:font-name="B Lotus" fo:font-size="14pt" fo:language="fa" fo:country="IR" style:font-name-asian="FreeFarsi1" style:font-size-asian="14pt" style:font-name-complex="B Lotus1" style:font-size-complex="14pt" style:language-complex="fa" style:country-complex="IR"/>
    </style:style>
    <style:style style:name="T116" style:family="text">
      <style:text-properties style:font-name="B Lotus" fo:font-size="14pt" style:font-name-asian="Liberation Serif1" style:font-size-asian="14pt" style:font-name-complex="B Lotus1" style:font-size-complex="14pt" style:language-complex="ar" style:country-complex="SA"/>
    </style:style>
    <style:style style:name="T117" style:family="text">
      <style:text-properties style:font-name="B Lotus" fo:font-size="16pt" fo:language="fa" fo:country="IR" fo:font-weight="bold" style:font-size-asian="16pt" style:font-weight-asian="bold" style:font-name-complex="B Lotus1" style:font-size-complex="16pt" style:language-complex="fa" style:country-complex="IR" style:font-weight-complex="bold"/>
    </style:style>
    <style:style style:name="T118" style:family="text">
      <style:text-properties style:font-name="B Lotus" fo:font-size="16pt" fo:language="fa" fo:country="IR" fo:font-weight="bold" style:font-size-asian="16pt" style:font-weight-asian="bold" style:font-name-complex="B Lotus1" style:font-size-complex="16pt" style:language-complex="ar" style:country-complex="SA" style:font-weight-complex="bold"/>
    </style:style>
    <style:style style:name="T119" style:family="text">
      <style:text-properties style:font-name="B Lotus" fo:font-size="16pt" fo:language="fa" fo:country="IR" style:font-name-asian="B Lotus1" style:font-size-asian="16pt" style:font-name-complex="B Lotus1" style:font-size-complex="16pt" style:language-complex="fa" style:country-complex="IR"/>
    </style:style>
    <style:style style:name="T120" style:family="text">
      <style:text-properties style:font-name="B Lotus" fo:font-size="16pt" fo:font-weight="bold" style:font-size-asian="16pt" style:font-weight-asian="bold" style:font-name-complex="B Lotus1" style:font-size-complex="16pt" style:language-complex="ar" style:country-complex="SA" style:font-weight-complex="bold"/>
    </style:style>
    <style:style style:name="T121" style:family="text">
      <style:text-properties style:font-name="B Lotus" fo:language="fa" fo:country="IR" style:font-name-asian="B Lotus1" style:font-name-complex="B Lotus1" style:language-complex="fa" style:country-complex="IR"/>
    </style:style>
    <style:style style:name="T122" style:family="text">
      <style:text-properties style:font-name="B Lotus" fo:language="fa" fo:country="IR" style:font-name-complex="B Lotus1" style:language-complex="fa" style:country-complex="IR"/>
    </style:style>
    <style:style style:name="T123" style:family="text">
      <style:text-properties style:font-name="B Lotus" fo:font-size="11pt" fo:language="fa" fo:country="IR" style:font-name-asian="Liberation Mono1" style:font-size-asian="11pt" style:font-name-complex="B Lotus1" style:font-size-complex="14pt" style:language-complex="fa" style:country-complex="IR"/>
    </style:style>
    <style:style style:name="T124" style:family="text">
      <style:text-properties style:font-name="B Lotus" fo:font-size="11pt" fo:language="fa" fo:country="IR" style:font-size-asian="11pt" style:font-name-complex="B Lotus1" style:font-size-complex="14pt" style:language-complex="fa" style:country-complex="IR"/>
    </style:style>
    <style:style style:name="T125" style:family="text">
      <style:text-properties style:font-name="B Lotus" fo:font-size="11pt" style:font-size-asian="11pt" style:font-name-complex="B Lotus1" style:font-size-complex="14pt" style:language-complex="ar" style:country-complex="SA"/>
    </style:style>
    <style:style style:name="T126" style:family="text">
      <style:text-properties style:font-name="B Lotus" fo:font-size="11pt" style:font-size-asian="11pt" style:font-name-complex="B Lotus1" style:font-size-complex="14pt" style:language-complex="fa" style:country-complex="IR"/>
    </style:style>
    <style:style style:name="T127" style:family="text">
      <style:text-properties style:font-name="B Lotus" fo:font-size="11pt" style:font-name-asian="Liberation Mono1" style:font-size-asian="11pt" style:font-name-complex="B Lotus1" style:font-size-complex="14pt" style:language-complex="ar" style:country-complex="SA"/>
    </style:style>
    <style:style style:name="T128" style:family="text">
      <style:text-properties style:font-name="B Lotus" fo:font-size="11pt" style:font-name-asian="Liberation Mono1" style:font-size-asian="11pt" style:font-name-complex="B Lotus1" style:font-size-complex="14pt" style:language-complex="fa" style:country-complex="IR"/>
    </style:style>
    <style:style style:name="T129" style:family="text">
      <style:text-properties style:font-name="B Lotus" fo:font-size="11pt" style:font-name-asian="Liberation Serif1" style:font-size-asian="11pt" style:font-name-complex="B Lotus1" style:font-size-complex="14pt" style:language-complex="ar" style:country-complex="SA"/>
    </style:style>
    <style:style style:name="T130" style:family="text">
      <style:text-properties style:font-name="B Lotus" style:font-name-asian="Liberation Serif1" style:font-name-complex="B Lotus1" style:language-complex="ar" style:country-complex="SA"/>
    </style:style>
    <style:style style:name="T131" style:family="text">
      <style:text-properties style:font-name="Calibri" fo:font-size="14pt" style:font-size-asian="14pt" style:font-name-complex="Calibri1" style:font-size-complex="14pt" style:language-complex="fa" style:country-complex="IR"/>
    </style:style>
    <style:style style:name="T132" style:family="text">
      <style:text-properties style:font-name="Calibri" fo:font-size="14pt" style:font-size-asian="14pt" style:font-name-complex="B Lotus1" style:font-size-complex="14pt" style:language-complex="fa" style:country-complex="IR"/>
    </style:style>
    <style:style style:name="T133" style:family="text">
      <style:text-properties style:font-name="Calibri" fo:font-size="14pt" style:font-name-asian="B Nazanin1" style:font-size-asian="14pt" style:font-name-complex="Calibri1" style:font-size-complex="14pt" style:language-complex="fa" style:country-complex="IR"/>
    </style:style>
    <style:style style:name="T134" style:family="text">
      <style:text-properties style:font-name="Calibri" style:font-name-complex="B Lotus1" style:language-complex="fa" style:country-complex="IR"/>
    </style:style>
    <style:style style:name="T135" style:family="text">
      <style:text-properties fo:font-size="14pt" style:font-size-asian="14pt" style:font-name-complex="B Lotus1" style:font-size-complex="14pt"/>
    </style:style>
    <style:style style:name="T136" style:family="text">
      <style:text-properties fo:font-size="14pt" style:font-size-asian="14pt" style:font-name-complex="B Lotus1" style:font-size-complex="14pt" style:language-complex="fa" style:country-complex="IR"/>
    </style:style>
    <style:style style:name="T137" style:family="text">
      <style:text-properties fo:font-size="14pt" style:font-size-asian="14pt" style:font-name-complex="B Lotus1" style:font-size-complex="14pt" style:language-complex="ar" style:country-complex="SA"/>
    </style:style>
    <style:style style:name="T138" style:family="text">
      <style:text-properties fo:font-size="14pt" style:font-size-asian="14pt" style:font-size-complex="14pt" style:language-complex="ar" style:country-complex="SA"/>
    </style:style>
    <style:style style:name="T139" style:family="text">
      <style:text-properties fo:font-size="14pt" style:font-size-asian="14pt" style:font-size-complex="14pt" style:language-complex="fa" style:country-complex="IR"/>
    </style:style>
    <style:style style:name="T140" style:family="text">
      <style:text-properties fo:font-size="14pt" style:font-size-asian="14pt" style:font-name-complex="Calibri1" style:font-size-complex="14pt" style:language-complex="fa" style:country-complex="IR"/>
    </style:style>
    <style:style style:name="T141" style:family="text">
      <style:text-properties fo:font-size="14pt" style:font-name-asian="Liberation Serif1" style:font-size-asian="14pt" style:font-name-complex="B Lotus1" style:font-size-complex="14pt" style:language-complex="fa" style:country-complex="IR"/>
    </style:style>
    <style:style style:name="T142" style:family="text">
      <style:text-properties fo:font-size="14pt" style:font-name-asian="Liberation Serif1" style:font-size-asian="14pt" style:font-name-complex="B Lotus1" style:font-size-complex="14pt" style:language-complex="ar" style:country-complex="SA"/>
    </style:style>
    <style:style style:name="T143" style:family="text">
      <style:text-properties fo:font-size="14pt" style:font-name-asian="Liberation Serif1" style:font-size-asian="14pt" style:font-name-complex="Liberation Serif1" style:font-size-complex="14pt"/>
    </style:style>
    <style:style style:name="T144" style:family="text">
      <style:text-properties fo:font-size="14pt" style:font-name-asian="Liberation Serif1" style:font-size-asian="14pt" style:font-name-complex="Liberation Serif1" style:font-size-complex="14pt" style:language-complex="fa" style:country-complex="IR"/>
    </style:style>
    <style:style style:name="T145" style:family="text">
      <style:text-properties fo:font-size="14pt" style:font-name-asian="Liberation Serif1" style:font-size-asian="14pt" style:font-name-complex="Liberation Serif1" style:font-size-complex="14pt" style:language-complex="ar" style:country-complex="SA"/>
    </style:style>
    <style:style style:name="T146" style:family="text">
      <style:text-properties fo:font-size="14pt" style:font-name-asian="Liberation Serif1" style:font-size-asian="14pt" style:font-name-complex="Times New Roman1" style:font-size-complex="14pt" style:language-complex="fa" style:country-complex="IR"/>
    </style:style>
    <style:style style:name="T147" style:family="text">
      <style:text-properties fo:font-size="14pt" style:font-name-asian="Liberation Serif1" style:font-size-asian="14pt" style:font-name-complex="Times New Roman1" style:font-size-complex="14pt" style:language-complex="ar" style:country-complex="SA"/>
    </style:style>
    <style:style style:name="T148" style:family="text">
      <style:text-properties fo:font-size="14pt" fo:font-weight="bold" style:font-size-asian="14pt" style:font-weight-asian="bold" style:font-name-complex="B Lotus1" style:font-size-complex="14pt" style:language-complex="fa" style:country-complex="IR" style:font-weight-complex="bold"/>
    </style:style>
    <style:style style:name="T149" style:family="text">
      <style:text-properties fo:font-size="14pt" fo:font-weight="bold" style:font-size-asian="14pt" style:font-weight-asian="bold" style:font-name-complex="B Lotus1" style:font-size-complex="14pt" style:language-complex="ar" style:country-complex="SA" style:font-weight-complex="bold"/>
    </style:style>
    <style:style style:name="T150" style:family="text">
      <style:text-properties fo:font-size="14pt" fo:font-weight="bold" style:font-name-asian="Liberation Serif1" style:font-size-asian="14pt" style:font-weight-asian="bold" style:font-name-complex="B Lotus1" style:font-size-complex="14pt" style:language-complex="fa" style:country-complex="IR" style:font-weight-complex="bold"/>
    </style:style>
    <style:style style:name="T151" style:family="text">
      <style:text-properties fo:font-size="14pt" fo:font-weight="bold" style:font-name-asian="Liberation Serif1" style:font-size-asian="14pt" style:font-weight-asian="bold" style:font-name-complex="Liberation Serif1" style:font-size-complex="14pt" style:language-complex="ar" style:country-complex="SA" style:font-weight-complex="bold"/>
    </style:style>
    <style:style style:name="T152" style:family="text">
      <style:text-properties style:font-name-asian="Liberation Serif1" style:font-name-complex="Liberation Serif1" style:language-complex="fa" style:country-complex="IR"/>
    </style:style>
    <style:style style:name="T153" style:family="text">
      <style:text-properties style:font-name-asian="Liberation Serif1" style:font-name-complex="Liberation Serif1" style:language-complex="fa" style:country-complex="IR" style:font-style-complex="italic"/>
    </style:style>
    <style:style style:name="T154" style:family="text">
      <style:text-properties style:font-name-asian="Liberation Serif1" style:font-name-complex="Liberation Serif1" style:language-complex="ar" style:country-complex="SA"/>
    </style:style>
    <style:style style:name="T155" style:family="text">
      <style:text-properties style:font-name-asian="Liberation Serif1" style:font-name-complex="Times New Roman1" style:language-complex="fa" style:country-complex="IR"/>
    </style:style>
    <style:style style:name="T156" style:family="text">
      <style:text-properties fo:font-size="16pt" style:font-size-asian="16pt" style:font-name-complex="B Lotus1" style:font-size-complex="16pt" style:language-complex="fa" style:country-complex="IR"/>
    </style:style>
    <style:style style:name="T157" style:family="text">
      <style:text-properties fo:font-size="16pt" fo:font-weight="bold" style:font-name-asian="Liberation Serif1" style:font-size-asian="16pt" style:font-weight-asian="bold" style:font-name-complex="Liberation Serif1" style:font-size-complex="16pt" style:language-complex="fa" style:country-complex="IR" style:font-weight-complex="bold"/>
    </style:style>
    <style:style style:name="T158" style:family="text">
      <style:text-properties fo:font-size="16pt" fo:font-weight="bold" style:font-name-asian="Liberation Serif1" style:font-size-asian="16pt" style:font-weight-asian="bold" style:font-name-complex="Liberation Serif1" style:font-size-complex="16pt" style:language-complex="ar" style:country-complex="SA" style:font-weight-complex="bold"/>
    </style:style>
    <style:style style:name="T159" style:family="text">
      <style:text-properties fo:font-size="16pt" fo:font-weight="bold" style:font-size-asian="16pt" style:font-weight-asian="bold" style:font-name-complex="B Lotus1" style:font-size-complex="16pt" style:language-complex="ar" style:country-complex="SA" style:font-weight-complex="bold"/>
    </style:style>
    <style:style style:name="T160" style:family="text">
      <style:text-properties fo:font-size="16pt" fo:font-weight="bold" style:font-size-asian="16pt" style:font-weight-asian="bold" style:font-name-complex="B Lotus1" style:font-size-complex="16pt" style:language-complex="fa" style:country-complex="IR" style:font-weight-complex="bold"/>
    </style:style>
    <style:style style:name="T161" style:family="text">
      <style:text-properties style:font-name-complex="Nirmala UI"/>
    </style:style>
    <style:style style:name="T162" style:family="text">
      <style:text-properties style:font-name-complex="Nirmala UI" style:language-complex="fa" style:country-complex="IR"/>
    </style:style>
    <style:style style:name="T163" style:family="text">
      <style:text-properties style:font-name="Liberation Mono" fo:font-size="11pt" fo:language="fa" fo:country="IR" style:font-size-asian="11pt" style:font-name-complex="B Lotus1" style:font-size-complex="14pt" style:language-complex="fa" style:country-complex="IR"/>
    </style:style>
    <style:style style:name="T164" style:family="text">
      <style:text-properties style:font-name="Liberation Mono" fo:font-size="11pt" fo:language="fa" fo:country="IR" style:font-size-asian="11pt" style:font-name-complex="Liberation Mono1" style:font-size-complex="14pt" style:language-complex="fa" style:country-complex="IR"/>
    </style:style>
    <style:style style:name="T165" style:family="text">
      <style:text-properties style:font-name="Liberation Mono" fo:font-size="11pt" fo:language="fa" fo:country="IR" style:font-name-asian="Liberation Mono1" style:font-size-asian="11pt" style:font-name-complex="B Lotus1" style:font-size-complex="14pt" style:language-complex="fa" style:country-complex="IR"/>
    </style:style>
    <style:style style:name="T166" style:family="text">
      <style:text-properties style:font-name="Liberation Mono" fo:font-size="11pt" fo:language="fa" fo:country="IR" style:font-name-asian="Liberation Mono1" style:font-size-asian="11pt" style:font-name-complex="Liberation Mono1" style:font-size-complex="14pt" style:language-complex="fa" style:country-complex="IR"/>
    </style:style>
    <style:style style:name="T167" style:family="text">
      <style:text-properties style:font-name="Liberation Mono" fo:font-size="11pt" style:font-name-asian="Liberation Mono1" style:font-size-asian="11pt" style:font-name-complex="Liberation Mono1"/>
    </style:style>
    <style:style style:name="T168" style:family="text">
      <style:text-properties style:font-name="Liberation Mono" fo:font-size="11pt" style:font-name-asian="Liberation Mono1" style:font-size-asian="11pt" style:font-name-complex="Liberation Mono1" style:font-size-complex="11pt" style:language-complex="fa" style:country-complex="IR"/>
    </style:style>
    <style:style style:name="T169" style:family="text">
      <style:text-properties style:font-name="Liberation Mono" fo:font-size="11pt" style:font-name-asian="Liberation Mono1" style:font-size-asian="11pt" style:font-name-complex="Liberation Mono1" style:language-complex="ar" style:country-complex="SA"/>
    </style:style>
    <style:style style:name="T170" style:family="text">
      <style:text-properties style:font-name="Liberation Mono" fo:font-size="11pt" style:font-name-asian="Liberation Mono1" style:font-size-asian="11pt" style:font-name-complex="B Lotus1"/>
    </style:style>
    <style:style style:name="T171" style:family="text">
      <style:text-properties style:font-name="Liberation Mono" fo:font-size="11pt" style:font-name-asian="Liberation Mono1" style:font-size-asian="11pt" style:font-name-complex="B Lotus1" style:language-complex="ar" style:country-complex="SA"/>
    </style:style>
    <style:style style:name="T172" style:family="text">
      <style:text-properties style:font-name="Liberation Mono" fo:font-size="11pt" style:font-name-asian="Liberation Mono1" style:font-size-asian="11pt" style:font-name-complex="B Lotus1" style:language-complex="fa" style:country-complex="IR"/>
    </style:style>
    <style:style style:name="T173" style:family="text">
      <style:text-properties style:font-name="Liberation Mono" fo:font-size="11pt" style:font-size-asian="11pt" style:font-name-complex="Times New Roman1" style:font-size-complex="16pt" style:language-complex="fa" style:country-complex="IR" style:font-weight-complex="bold"/>
    </style:style>
    <style:style style:name="T174" style:family="text">
      <style:text-properties style:font-name="Liberation Mono" fo:font-size="11pt" style:font-size-asian="11pt" style:font-name-complex="Liberation Mono1" style:font-size-complex="16pt" style:language-complex="fa" style:country-complex="IR" style:font-weight-complex="bold"/>
    </style:style>
    <style:style style:name="T175" style:family="text">
      <style:text-properties style:font-name="Liberation Mono" fo:font-size="11pt" style:font-size-asian="11pt" style:font-name-complex="Liberation Mono1" style:language-complex="ar" style:country-complex="SA"/>
    </style:style>
    <style:style style:name="T176" style:family="text">
      <style:text-properties style:font-name="Liberation Mono" fo:font-size="11pt" style:font-size-asian="11pt" style:font-name-complex="Liberation Mono1" style:language-complex="fa" style:country-complex="IR"/>
    </style:style>
    <style:style style:name="T177" style:family="text">
      <style:text-properties style:font-name="Liberation Mono" fo:font-size="11pt" style:font-size-asian="11pt" style:font-name-complex="B Lotus1" style:language-complex="ar" style:country-complex="SA"/>
    </style:style>
    <style:style style:name="T178" style:family="text">
      <style:text-properties style:font-name="Liberation Mono" fo:font-size="11pt" style:font-size-asian="11pt" style:font-name-complex="B Lotus1" style:language-complex="fa" style:country-complex="IR"/>
    </style:style>
    <style:style style:name="T179" style:family="text">
      <style:text-properties style:font-name="Liberation Mono" fo:font-size="14pt" fo:language="fa" fo:country="IR" style:font-name-asian="Liberation Mono1" style:font-size-asian="14pt" style:font-name-complex="Liberation Mono1" style:font-size-complex="14pt" style:language-complex="fa" style:country-complex="IR"/>
    </style:style>
    <style:style style:name="T180" style:family="text">
      <style:text-properties style:font-name="Liberation Mono" fo:font-size="14pt" fo:language="fa" fo:country="IR" style:font-name-asian="Liberation Mono1" style:font-size-asian="14pt" style:font-name-complex="B Lotus1" style:font-size-complex="14pt" style:language-complex="fa" style:country-complex="IR"/>
    </style:style>
    <style:style style:name="T181" style:family="text">
      <style:text-properties style:font-name="Liberation Mono" fo:font-size="14pt" fo:language="fa" fo:country="IR" style:font-size-asian="14pt" style:font-name-complex="B Lotus1" style:font-size-complex="14pt" style:language-complex="fa" style:country-complex="IR"/>
    </style:style>
    <style:style style:name="T182" style:family="text">
      <style:text-properties style:font-name="Liberation Mono" fo:font-size="14pt" fo:language="fa" fo:country="IR" style:font-size-asian="14pt" style:font-name-complex="Liberation Mono1" style:font-size-complex="14pt" style:language-complex="fa" style:country-complex="IR"/>
    </style:style>
    <style:style style:name="T183" style:family="text">
      <style:text-properties style:font-name="Liberation Mono" fo:font-size="14pt" style:font-size-asian="14pt" style:font-name-complex="Liberation Mono1" style:font-size-complex="14pt" style:language-complex="fa" style:country-complex="IR"/>
    </style:style>
    <style:style style:name="T184" style:family="text">
      <style:text-properties style:font-name="Liberation Mono" fo:font-size="14pt" style:font-name-asian="Liberation Mono1" style:font-size-asian="14pt" style:font-name-complex="B Lotus1" style:font-size-complex="14pt" style:language-complex="fa" style:country-complex="IR"/>
    </style:style>
    <style:style style:name="T185" style:family="text">
      <style:text-properties style:font-name="Liberation Mono" style:font-name-complex="B Lotus1" style:language-complex="fa" style:country-complex="IR"/>
    </style:style>
    <style:style style:name="T186" style:family="text">
      <style:text-properties style:font-name="Liberation Mono" fo:language="fa" fo:country="IR" style:font-name-complex="B Lotus1" style:language-complex="fa" style:country-complex="IR"/>
    </style:style>
    <style:style style:name="T187" style:family="text">
      <style:text-properties style:font-name="Liberation Mono" fo:language="fa" fo:country="IR" style:font-name-asian="Liberation Mono1" style:font-name-complex="B Lotus1" style:language-complex="fa" style:country-complex="IR"/>
    </style:style>
    <style:style style:name="T188" style:family="text">
      <style:text-properties style:font-name="Liberation Mono" fo:language="fa" fo:country="IR" style:font-name-asian="Liberation Mono1" style:font-name-complex="Liberation Mono1" style:language-complex="fa" style:country-complex="IR"/>
    </style:style>
    <style:style style:name="T189" style:family="text">
      <style:text-properties style:font-name="Liberation Mono" fo:language="fa" fo:country="IR" style:font-name-complex="Liberation Mono1" style:language-complex="fa" style:country-complex="IR"/>
    </style:style>
    <style:style style:name="T190" style:family="text">
      <style:text-properties style:font-name="Liberation Mono" fo:language="fa" fo:country="IR" style:font-name-asian="Liberation Serif1" style:font-name-complex="B Lotus1" style:language-complex="fa" style:country-complex="IR"/>
    </style:style>
    <style:style style:name="T191" style:family="text">
      <style:text-properties style:text-position="super 58%" style:font-name="B Lotus" fo:font-size="14pt" fo:language="fa" fo:country="IR" style:font-size-asian="14pt" style:font-name-complex="B Lotus1" style:font-size-complex="14pt" style:language-complex="fa" style:country-complex="IR"/>
    </style:style>
    <style:style style:name="T192" style:family="text">
      <style:text-properties style:language-complex="ar" style:country-complex="SA"/>
    </style:style>
    <style:style style:name="T193" style:family="text">
      <style:text-properties style:font-name-complex="Times New Roman1" style:language-complex="ar" style:country-complex="SA"/>
    </style:style>
    <style:style style:name="T194" style:family="text">
      <style:text-properties fo:font-style="italic" style:font-name-asian="Liberation Serif1" style:font-style-asian="italic" style:font-name-complex="Liberation Serif1" style:language-complex="fa" style:country-complex="IR"/>
    </style:style>
    <style:style style:name="T195" style:family="text">
      <style:text-properties style:font-name="Nirmala UI Semilight" style:font-name-complex="Nirmala UI Semilight1"/>
    </style:style>
    <style:style style:name="T196" style:family="text">
      <style:text-properties style:font-name="Nirmala UI Semilight" style:font-name-complex="Nirmala UI Semilight1" style:language-complex="fa" style:country-complex="IR"/>
    </style:style>
    <style:style style:name="T197" style:family="text">
      <style:text-properties style:font-name="Nirmala UI Semilight" fo:font-style="italic" style:font-style-asian="italic" style:font-name-complex="Nirmala UI Semilight1" style:font-style-complex="italic"/>
    </style:style>
    <style:style style:name="T198" style:family="text">
      <style:text-properties style:font-name="Nirmala UI Semilight" fo:font-style="italic" style:font-name-asian="FreeFarsi1" style:font-style-asian="italic" style:font-name-complex="Nirmala UI Semilight1" style:font-style-complex="italic"/>
    </style:style>
    <style:style style:name="T199" style:family="text">
      <style:text-properties style:font-name="Nirmala UI Semilight" fo:font-weight="bold" style:font-weight-asian="bold" style:font-name-complex="Nirmala UI Semilight1" style:font-weight-complex="bold"/>
    </style:style>
    <style:style style:name="T200" style:family="text">
      <style:text-properties style:font-name="Nirmala UI Semilight" style:font-name-asian="FreeFarsi1" style:font-name-complex="Nirmala UI Semilight1"/>
    </style:style>
    <style:style style:name="T201" style:family="text">
      <style:text-properties style:font-name="Nirmala UI Semilight" fo:language="fa" fo:country="IR" style:font-name-complex="Nirmala UI Semilight1" style:language-complex="fa" style:country-complex="IR"/>
    </style:style>
    <style:style style:name="T202" style:family="text">
      <style:text-properties style:font-name="Nirmala UI Semilight" fo:language="fa" fo:country="IR" fo:font-style="italic" style:font-style-asian="italic" style:font-name-complex="Nirmala UI Semilight1" style:language-complex="fa" style:country-complex="IR" style:font-style-complex="italic"/>
    </style:style>
    <style:style style:name="T203" style:family="text">
      <style:text-properties style:font-name="Nirmala UI Semilight" fo:background-color="#ffffff" loext:char-shading-value="0" style:font-name-complex="Nirmala UI Semilight1" style:language-complex="fa" style:country-complex="IR"/>
    </style:style>
    <style:style style:name="T204" style:family="text">
      <style:text-properties style:font-name="Nirmala UI Semilight" fo:font-size="12pt" fo:language="fa" fo:country="IR" style:font-size-asian="12pt" style:font-name-complex="Nirmala UI Semilight1" style:font-size-complex="12pt" style:language-complex="fa" style:country-complex="IR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Heading_20_1_20_Char"><text:span text:style-name="T37">مطالعه‌ی فیزیک جدید در فرآیند تولید جفت کوارک تاپ به همراه </text:span></text:span><text:span text:style-name="Heading_20_1_20_Char"><text:span text:style-name="T38">یک کوارک سبک</text:span></text:span><text:span text:style-name="Heading_20_1_20_Char"><text:span text:style-name="T37"> در برخورددهنده‌ی </text:span></text:span><text:span text:style-name="Heading_20_1_20_Char"><text:span text:style-name="T38">لپتونی آینده</text:span></text:span><text:span text:style-name="Heading_20_1_20_Char"><text:span text:style-name="T36"> </text:span></text:span></text:p>
      <text:p text:style-name="P48"><text:span text:style-name="T48"><text:s/></text:span><text:span text:style-name="T44">صدیقه</text:span><text:span text:style-name="T48"> </text:span><text:span text:style-name="T44">تیزچنگ </text:span><text:span text:style-name="T45">حمزه خانپور محتبی محمدی نجف آبادی</text:span></text:p>
      <text:p text:style-name="P52">گروه فیزیک، دانشکده علوم پایه، دانشگاه اراک</text:p>
      <text:p text:style-name="P48"><text:span text:style-name="T49">پژوهشکده</text:span><text:span text:style-name="T52"> </text:span><text:span text:style-name="T49">ذرات</text:span><text:span text:style-name="T52"> </text:span><text:span text:style-name="T49">و</text:span><text:span text:style-name="T52"> </text:span><text:span text:style-name="T49">شتابگرها،</text:span><text:span text:style-name="T52"> </text:span><text:span text:style-name="T49">پژوهشگاه</text:span><text:span text:style-name="T52"> </text:span><text:span text:style-name="T49">دانش‌های</text:span><text:span text:style-name="T52"> </text:span><text:span text:style-name="T49">بنیادی،تهران</text:span></text:p>
      <text:p text:style-name="P50"/>
      <text:p text:style-name="P48"><text:span text:style-name="T49">پست</text:span><text:span text:style-name="T52"> </text:span><text:span text:style-name="T49">الکترونیک:</text:span><text:span text:style-name="T72">s-tizchang@araku.ac.ir</text:span></text:p>
      <text:p text:style-name="P49"><text:span text:style-name="T58">چکیده</text:span></text:p>
      <text:p text:style-name="P42"><text:span text:style-name="T95">در اين مقاله، </text:span></text:p>
      <text:p text:style-name="P42"><text:span text:style-name="T16"><text:s/></text:span><text:span text:style-name="T59">واژگان</text:span><text:span text:style-name="T61"> </text:span><text:span text:style-name="T59">کلیدی:</text:span><text:span text:style-name="T46"> </text:span><text:span text:style-name="T47">جریان خنثی لپتونی</text:span></text:p>
      <text:p text:style-name="P53"><text:span text:style-name="T60">1. </text:span><text:span text:style-name="T58">مقدمه</text:span></text:p>
      <text:p text:style-name="P54"><text:span text:style-name="T100">نظریه‌ی</text:span><text:span text:style-name="T141"> </text:span></text:p>
      <text:p text:style-name="P54"><text:span text:style-name="T103">چارچوب مقاله به صورت زیر خواهد بود. در بخش ۲ چارچوب نظریه مورد مطالعه معرفی می‌شود. در بخش ۳ به معرفی فرایندهای انحصاری مرکزی که در اثر برخورد فوتون-فوتون تولید می‌شوند خواهیم پرداخت. در بخش ۴ سیگنال مورد نظر معرفی شده و فرایندهای زمینه <text:s/>ارائه خواهد شد. در بخش ۵ <text:s/>به توضیح برش‌های لازم جهت سرکوب فرایندهای زمینه خواهیم پرداخت. در بخش ۶ حدهای به‌دست آمده برروی جفت‌شدگی‌های ناهنجار بیان شده و بخش ۷ به جمع‌بندی و نتیجه‌گیری اختصاص دارد.</text:span></text:p>
      <text:p text:style-name="P54"><text:span text:style-name="T117">۲.</text:span><text:span text:style-name="T107"> چارچوب نظریه میدان مؤثر جفت‌شدگی ناهنجار سه‌گانه</text:span></text:p>
      <text:p text:style-name="P69"><text:span text:style-name="T136"/></text:p>
      <text:p text:style-name="P54"><text:soft-page-break/><text:span text:style-name="T157">6. </text:span><text:span text:style-name="T159">پیش‌بینی</text:span><text:span text:style-name="T158"> </text:span><text:span text:style-name="T159">میزان</text:span><text:span text:style-name="T158"> </text:span><text:span text:style-name="T159">حساسیت</text:span><text:span text:style-name="T158"> </text:span><text:span text:style-name="T159">آزمایش</text:span><text:span text:style-name="T158"> </text:span><text:span text:style-name="T159">ال.اچ.سی</text:span><text:span text:style-name="T158"> </text:span><text:span text:style-name="T159">به</text:span><text:span text:style-name="T158"> </text:span><text:span text:style-name="T159">جفت</text:span><text:span text:style-name="T158">‌</text:span><text:span text:style-name="T159">شدگی سه‌گانه</text:span><text:span text:style-name="T158"> </text:span><text:span text:style-name="T159">ناهنجار </text:span><draw:frame draw:style-name="fr1" text:anchor-type="as-char" svg:width="0.4602in" svg:height="0.1839in" draw:z-index="0"><draw:object xlink:href="./Object 218" xlink:type="simple" xlink:show="embed" xlink:actuate="onLoad"/><draw:image xlink:href="./ObjectReplacements/Object 218" xlink:type="simple" xlink:show="embed" xlink:actuate="onLoad"/></draw:frame></text:p>
      <text:p text:style-name="P54"><text:span text:style-name="T129"/></text:p>
      <text:p text:style-name="P51"/>
      <text:p text:style-name="P54"><text:span text:style-name="T173">۷</text:span><text:span text:style-name="T174">.</text:span><text:span text:style-name="T160">جمع</text:span><text:span text:style-name="T157"> </text:span><text:span text:style-name="T160">بندی</text:span><text:span text:style-name="T157"> </text:span><text:span text:style-name="T160">و</text:span><text:span text:style-name="T157"> </text:span><text:span text:style-name="T160">نتیجه</text:span><text:span text:style-name="T157"> </text:span><text:span text:style-name="T160">گیری</text:span></text:p>
      <text:p text:style-name="P54"><text:span text:style-name="T101">در این مقاله امکان</text:span></text:p>
      <text:p text:style-name="P66"/>
      <text:p text:style-name="P55"><text:span text:style-name="T127"/></text:p>
      <text:p text:style-name="P54"><text:span text:style-name="T120">مراجع</text:span></text:p>
      <text:p text:style-name="P47"><text:span text:style-name="T195">[1] <text:s/></text:span></text:p>
      <text:p text:style-name="P3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5"/>
          </table:table-cell>
          <table:table-cell table:style-name="Table12.A1" office:value-type="string">
            <text:p text:style-name="P36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 Lotus" svg:font-family="'B Lotus'" style:font-family-generic="roman" style:font-pitch="variable"/>
    <style:font-face style:name="B Nazanin" svg:font-family="'B Nazanin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reeFarsi" svg:font-family="FreeFars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Nirmala UI Semilight" svg:font-family="'Nirmala UI Semi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B Lotus1" svg:font-family="'B Lotus'" style:font-family-generic="system" style:font-pitch="variable"/>
    <style:font-face style:name="B Nazanin1" svg:font-family="'B Nazanin'" style:font-family-generic="system" style:font-pitch="variable"/>
    <style:font-face style:name="B Titr" svg:font-family="'B Tit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Farsi1" svg:font-family="FreeFars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irmala UI" svg:font-family="'Nirmala UI'" style:font-family-generic="system" style:font-pitch="variable"/>
    <style:font-face style:name="Nirmala UI Semilight1" svg:font-family="'Nirmala UI Semilight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Zar" svg:font-family="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B Titr" style:font-family-complex="'B Titr'" style:font-family-generic-complex="system" style:font-pitch-complex="variable" style:font-size-complex="14pt" style:font-weight-complex="bold"/>
    </style:style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fa" style:country-complex="IR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fa" style:country-complex="IR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Liberation Serif" fo:font-family="'Liberation Serif'" style:font-family-generic="roman" style:font-pitch="variable" fo:font-size="10pt" style:letter-kerning="true" style:font-name-asian="Noto Sans CJK SC" style:font-family-asian="'Noto Sans CJK SC'" style:font-family-generic-asian="system" style:font-pitch-asian="variable" style:font-size-asian="10pt" style:language-asian="zh" style:country-asian="CN" style:font-name-complex="DejaVu Sans" style:font-family-complex="'DejaVu Sans'" style:font-family-generic-complex="system" style:font-pitch-complex="variable" style:font-size-complex="10pt" style:language-complex="fa" style:country-complex="I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letter-kerning="true" style:font-name-asian="Noto Sans CJK SC" style:font-family-asian="'Noto Sans CJK SC'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 style:language-complex="fa" style:country-complex="I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rxivid" style:family="text" style:parent-style-name="Default_20_Paragraph_20_Font"/>
    <style:style style:name="highligh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TA</meta:initial-creator>
    <meta:editing-cycles>109</meta:editing-cycles>
    <meta:print-date>2020-06-08T18:56:00</meta:print-date>
    <meta:creation-date>2020-06-03T10:43:00</meta:creation-date>
    <dc:date>2024-03-26T16:55:13.140524031</dc:date>
    <meta:editing-duration>PT13H41M34S</meta:editing-duration>
    <meta:generator>LibreOffice/6.0.7.3$Linux_X86_64 LibreOffice_project/00m0$Build-3</meta:generator>
    <meta:document-statistic meta:table-count="1" meta:image-count="0" meta:object-count="1" meta:page-count="2" meta:paragraph-count="18" meta:word-count="164" meta:character-count="941" meta:non-whitespace-character-count="7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λ</mi>
      <mi>γ</mi>
    </msub>
    <annotation encoding="StarMath 5.0">{λ } rsub {γ }</annotation>
  </semantics>
</math>
</file>

<file path=Object 100/content.xml><?xml version="1.0" encoding="utf-8"?>
<math xmlns="http://www.w3.org/1998/Math/MathML" display="block">
  <semantics>
    <mrow>
      <msup>
        <mi>Q</mi>
        <mn>۲</mn>
      </msup>
      <mo stretchy="false">=</mo>
      <mrow>
        <mo stretchy="false">−</mo>
        <msup>
          <mi>q</mi>
          <mn>2</mn>
        </msup>
      </mrow>
    </mrow>
    <annotation encoding="StarMath 5.0">{Q } ^ {۲ } =- {q} ^ {2}</annotation>
  </semantics>
</math>
</file>

<file path=Object 101/content.xml><?xml version="1.0" encoding="utf-8"?>
<math xmlns="http://www.w3.org/1998/Math/MathML" display="block">
  <semantics>
    <mrow>
      <msup>
        <mi>d</mi>
        <mn>2</mn>
      </msup>
      <mtext>N=</mtext>
      <mfrac>
        <msub>
          <mi>α</mi>
          <mtext>em</mtext>
        </msub>
        <mi>π</mi>
      </mfrac>
      <mfrac>
        <msub>
          <mtext>dE</mtext>
          <mi>γ</mi>
        </msub>
        <msub>
          <mi>E</mi>
          <mi>γ</mi>
        </msub>
      </mfrac>
      <mfrac>
        <msup>
          <mtext>dQ</mtext>
          <mn>2</mn>
        </msup>
        <msup>
          <mi>Q</mi>
          <mn>۲</mn>
        </msup>
      </mfrac>
      <mrow>
        <mo fence="true" stretchy="false">[</mo>
        <mrow>
          <mrow>
            <mrow>
              <mo fence="true" stretchy="false">(</mo>
              <mrow>
                <mrow>
                  <mn>1</mn>
                  <mo stretchy="false">−</mo>
                  <mfrac>
                    <mrow>
                      <mn>۲</mn>
                      <msub>
                        <mi>E</mi>
                        <mi>γ</mi>
                      </msub>
                    </mrow>
                    <msqrt>
                      <mi>s</mi>
                    </msqrt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۱</mn>
                  <mo stretchy="false">−</mo>
                  <mfrac>
                    <msubsup>
                      <mi>Q</mi>
                      <mtext>min</mtext>
                      <mn>۲</mn>
                    </msubsup>
                    <msup>
                      <mi>Q</mi>
                      <mn>۲</mn>
                    </msup>
                  </mfrac>
                </mrow>
              </mrow>
              <mo fence="true" stretchy="false">)</mo>
            </mrow>
            <mrow>
              <msub>
                <mi>F</mi>
                <mi>E</mi>
              </msub>
              <mo stretchy="false">+</mo>
              <mfrac>
                <mrow>
                  <mn>۲</mn>
                  <msubsup>
                    <mi>E</mi>
                    <mi>γ</mi>
                    <mn>2</mn>
                  </msubsup>
                </mrow>
                <mi>s</mi>
              </mfrac>
            </mrow>
            <msub>
              <mi>F</mi>
              <mi>M</mi>
            </msub>
          </mrow>
        </mrow>
        <mo fence="true" stretchy="false">]</mo>
      </mrow>
    </mrow>
    <annotation encoding="StarMath 5.0">{d} ^ {2} "N=" {{α} rsub {"em"}} over {π} {{"dE"} rsub {γ}} over {{E} rsub {γ}} {{"dQ"} ^ {2}} over {{Q} ^ {۲}} [(1- {۲ {E} rsub {γ}} over {sqrt {s}} )( ۱ - {{Q} rsub {"min"} rsup {۲}} over {{Q} ^ {۲}} ) {F} rsub {E} + {۲ {E} rsub {γ} rsup {2}} over {s} {F} rsub {M} ]</annotation>
  </semantics>
</math>
</file>

<file path=Object 104/content.xml><?xml version="1.0" encoding="utf-8"?>
<math xmlns="http://www.w3.org/1998/Math/MathML" display="block">
  <semantics>
    <mi>X</mi>
    <annotation encoding="StarMath 5.0">X</annotation>
  </semantics>
</math>
</file>

<file path=Object 106/content.xml><?xml version="1.0" encoding="utf-8"?>
<math xmlns="http://www.w3.org/1998/Math/MathML" display="block">
  <semantics>
    <msub>
      <mtext>Δκ</mtext>
      <mi>γ</mi>
    </msub>
    <annotation encoding="StarMath 5.0">{"Δκ" } rsub {γ }</annotation>
  </semantics>
</math>
</file>

<file path=Object 108/content.xml><?xml version="1.0" encoding="utf-8"?>
<math xmlns="http://www.w3.org/1998/Math/MathML" display="block">
  <semantics>
    <mrow>
      <mrow>
        <msubsup>
          <mi>W</mi>
          <mtext>μν</mtext>
          <mtext>±</mtext>
        </msubsup>
        <mo stretchy="false">=</mo>
        <msub>
          <mi>∂</mi>
          <mi>μ</mi>
        </msub>
      </mrow>
      <mrow>
        <msubsup>
          <mi>W</mi>
          <mi>ν</mi>
          <mtext>±</mtext>
        </msubsup>
        <mo stretchy="false">−</mo>
        <msub>
          <mi>∂</mi>
          <mi>ν</mi>
        </msub>
      </mrow>
      <msubsup>
        <mi>W</mi>
        <mi>μ</mi>
        <mi>±</mi>
      </msubsup>
    </mrow>
    <annotation encoding="StarMath 5.0">{W } rsub {"μν" } rsup {"±" } = {∂} rsub {μ} {W} rsub {ν} rsup {"±"} - {∂} rsub {ν} {W} rsub {μ} rsup {±}</annotation>
  </semantics>
</math>
</file>

<file path=Object 109/content.xml><?xml version="1.0" encoding="utf-8"?>
<math xmlns="http://www.w3.org/1998/Math/MathML" display="block">
  <semantics>
    <mi>A</mi>
    <annotation encoding="StarMath 5.0">A  </annotation>
  </semantics>
</math>
</file>

<file path=Object 111/content.xml><?xml version="1.0" encoding="utf-8"?>
<math xmlns="http://www.w3.org/1998/Math/MathML" display="block">
  <semantics>
    <mrow>
      <msub>
        <mi>L</mi>
        <mtext>WWγ</mtext>
      </msub>
      <mtext>=ie</mtext>
      <mrow>
        <mo fence="true" stretchy="false">(</mo>
        <mrow>
          <mrow>
            <msubsup>
              <mi>W</mi>
              <mtext>μν</mtext>
              <mtext>+</mtext>
            </msubsup>
            <mrow>
              <msup>
                <mi>W</mi>
                <mtext>-μ</mtext>
              </msup>
              <mo stretchy="false">−</mo>
              <msup>
                <mi>W</mi>
                <mtext>+μ</mtext>
              </msup>
            </mrow>
            <msubsup>
              <mi>W</mi>
              <mtext>μν</mtext>
              <mtext>-</mtext>
            </msubsup>
          </mrow>
        </mrow>
        <mo fence="true" stretchy="false">)</mo>
      </mrow>
      <msup>
        <mi>A</mi>
        <mi>ν</mi>
      </msup>
      <mtext>+ie</mtext>
      <mrow>
        <mo fence="true" stretchy="false">(</mo>
        <mrow>
          <mrow>
            <mn>1</mn>
            <msub>
              <mtext>+Δκ</mtext>
              <mi>γ</mi>
            </msub>
          </mrow>
        </mrow>
        <mo fence="true" stretchy="false">)</mo>
      </mrow>
      <msubsup>
        <mi>W</mi>
        <mi>μ</mi>
        <mtext>+</mtext>
      </msubsup>
      <msubsup>
        <mi>W</mi>
        <mi>ν</mi>
        <mtext>-</mtext>
      </msubsup>
      <mrow>
        <msup>
          <mi>A</mi>
          <mtext>μν</mtext>
        </msup>
        <mo stretchy="false">+</mo>
        <mfrac>
          <msub>
            <mtext>ieλ</mtext>
            <mi>γ</mi>
          </msub>
          <msubsup>
            <mi>M</mi>
            <mi>W</mi>
            <mn>2</mn>
          </msubsup>
        </mfrac>
      </mrow>
      <msubsup>
        <mi>W</mi>
        <mtext>δμ</mtext>
        <mtext>+</mtext>
      </msubsup>
      <msubsup>
        <mi>W</mi>
        <mi>ν</mi>
        <mtext>-μ</mtext>
      </msubsup>
      <msup>
        <mi>A</mi>
        <mtext>νδ</mtext>
      </msup>
    </mrow>
    <annotation encoding="StarMath 5.0">{L} rsub {"WWγ"} "=ie" ( {W} rsub {"μν"} rsup {"+"} {W} ^ {"-μ"} - {W} ^ {"+μ"} {W} rsub {"μν"} rsup {"-"} ) {A} ^ {ν} "+ie" (1 {"+Δκ"} rsub {γ} ) {W} rsub {μ} rsup {"+"} {W} rsub {ν} rsup {"-"} {A} ^ {"μν"} + {{"ieλ"} rsub {γ}} over {{M} rsub {W} rsup {2}} {W} rsub {"δμ"} rsup {"+"} {W} rsub {ν} rsup {"-μ"} {A} ^ {"νδ"}</annotation>
  </semantics>
</math>
</file>

<file path=Object 114/content.xml><?xml version="1.0" encoding="utf-8"?>
<math xmlns="http://www.w3.org/1998/Math/MathML" display="block">
  <semantics>
    <mrow>
      <mi mathvariant="italic">pp</mi>
      <mi>→</mi>
      <mi mathvariant="italic">pWWγp</mi>
    </mrow>
    <annotation encoding="StarMath 5.0">pp→pWWγp</annotation>
  </semantics>
</math>
</file>

<file path=Object 118/content.xml><?xml version="1.0" encoding="utf-8"?>
<math xmlns="http://www.w3.org/1998/Math/MathML" display="block">
  <semantics>
    <mi>L</mi>
    <annotation encoding="StarMath 5.0">L</annotation>
  </semantics>
</math>
</file>

<file path=Object 119/content.xml><?xml version="1.0" encoding="utf-8"?>
<math xmlns="http://www.w3.org/1998/Math/MathML" display="block">
  <semantics>
    <mrow>
      <mi>q</mi>
      <mrow>
        <mrow>
          <mo fence="true" stretchy="true">(</mo>
          <mrow>
            <msubsup>
              <mi>c</mi>
              <mi>i</mi>
              <mi>d</mi>
            </msubsup>
          </mrow>
          <mo fence="true" stretchy="true">)</mo>
        </mrow>
        <mo stretchy="false">=</mo>
        <mrow>
          <mo stretchy="false">−</mo>
          <mtext>۲</mtext>
        </mrow>
      </mrow>
      <mtext>ln</mtext>
      <mfrac>
        <mrow>
          <mi>L</mi>
          <mrow>
            <mo fence="true" stretchy="true">(</mo>
            <mrow>
              <mrow>
                <mi>n</mi>
                <mo stretchy="false">|</mo>
                <mrow>
                  <mi>f</mi>
                  <mrow>
                    <mo fence="true" stretchy="true">(</mo>
                    <mrow>
                      <msub>
                        <mi>c</mi>
                        <mi>i</mi>
                      </msub>
                    </mrow>
                    <mo fence="true" stretchy="true">)</mo>
                  </mrow>
                  <mtext>+b,θ</mtext>
                </mrow>
              </mrow>
            </mrow>
            <mo fence="true" stretchy="true">)</mo>
          </mrow>
        </mrow>
        <mrow>
          <mi>L</mi>
          <mrow>
            <mo fence="true" stretchy="true">(</mo>
            <mrow>
              <mrow>
                <mi>n</mi>
                <mo stretchy="false">|</mo>
                <mrow>
                  <mi>f</mi>
                  <mrow>
                    <mo fence="true" stretchy="true">(</mo>
                    <mrow>
                      <msub>
                        <mi>c</mi>
                        <mi>i</mi>
                      </msub>
                    </mrow>
                    <mo fence="true" stretchy="true">)</mo>
                  </mrow>
                  <mtext>+b,θ</mtext>
                </mrow>
              </mrow>
            </mrow>
            <mo fence="true" stretchy="true">)</mo>
          </mrow>
        </mrow>
      </mfrac>
    </mrow>
    <annotation encoding="StarMath 5.0">q left ({c} rsub {i} rsup {d} right ) =- "۲" "ln" { L left (n mline f left ({c} rsub {i} right ) "+b,θ" right )} over {L left (n mline f left ({c} rsub {i} right ) "+b,θ" right )}</annotation>
  </semantics>
</math>
</file>

<file path=Object 12/content.xml><?xml version="1.0" encoding="utf-8"?>
<math xmlns="http://www.w3.org/1998/Math/MathML" display="block">
  <semantics>
    <mrow>
      <mtext>240</mtext>
      <mtext>٫</mtext>
      <mtext>1</mtext>
    </mrow>
    <annotation encoding="StarMath 5.0">"240" "٫" "1"</annotation>
  </semantics>
</math>
</file>

<file path=Object 126/content.xml><?xml version="1.0" encoding="utf-8"?>
<math xmlns="http://www.w3.org/1998/Math/MathML" display="block">
  <semantics>
    <mtext>٫</mtext>
    <annotation encoding="StarMath 5.0">"٫"</annotation>
  </semantics>
</math>
</file>

<file path=Object 128/content.xml><?xml version="1.0" encoding="utf-8"?>
<math xmlns="http://www.w3.org/1998/Math/MathML" display="block">
  <semantics>
    <mtext>٫</mtext>
    <annotation encoding="StarMath 5.0">"٫"</annotation>
  </semantics>
</math>
</file>

<file path=Object 13/content.xml><?xml version="1.0" encoding="utf-8"?>
<math xmlns="http://www.w3.org/1998/Math/MathML" display="block">
  <semantics>
    <mtext>٫</mtext>
    <annotation encoding="StarMath 5.0">"٫"</annotation>
  </semantics>
</math>
</file>

<file path=Object 132/content.xml><?xml version="1.0" encoding="utf-8"?>
<math xmlns="http://www.w3.org/1998/Math/MathML" display="block">
  <semantics>
    <mtext>٫</mtext>
    <annotation encoding="StarMath 5.0">"٫"</annotation>
  </semantics>
</math>
</file>

<file path=Object 136/content.xml><?xml version="1.0" encoding="utf-8"?>
<math xmlns="http://www.w3.org/1998/Math/MathML" display="block">
  <semantics>
    <mrow>
      <mtext>۰٫۰۰۸</mtext>
      <mtext>&lt;ξ&lt;</mtext>
      <mtext>۰٫۲</mtext>
      <mrow>
        <mo fence="true" stretchy="false">(</mo>
        <mrow>
          <mtext>۰٫۵</mtext>
        </mrow>
        <mo fence="true" stretchy="false">)</mo>
      </mrow>
    </mrow>
    <annotation encoding="StarMath 5.0">"۰٫۰۰۸" "&lt;ξ&lt;" "۰٫۲" ( "۰٫۵" )</annotation>
  </semantics>
</math>
</file>

<file path=Object 140/content.xml><?xml version="1.0" encoding="utf-8"?>
<math xmlns="http://www.w3.org/1998/Math/MathML" display="block">
  <semantics>
    <mtext>eμ+ee+μμ</mtext>
    <annotation encoding="StarMath 5.0">"eμ+ee+μμ"</annotation>
  </semantics>
</math>
</file>

<file path=Object 144/content.xml><?xml version="1.0" encoding="utf-8"?>
<math xmlns="http://www.w3.org/1998/Math/MathML" display="block">
  <semantics>
    <mtext>eμ+ee+μμ</mtext>
    <annotation encoding="StarMath 5.0">"eμ+ee+μμ"</annotation>
  </semantics>
</math>
</file>

<file path=Object 146/content.xml><?xml version="1.0" encoding="utf-8"?>
<math xmlns="http://www.w3.org/1998/Math/MathML" display="block">
  <semantics>
    <mi>θ</mi>
    <annotation encoding="StarMath 5.0">θ</annotation>
  </semantics>
</math>
</file>

<file path=Object 148/content.xml><?xml version="1.0" encoding="utf-8"?>
<math xmlns="http://www.w3.org/1998/Math/MathML" display="block">
  <semantics>
    <msub>
      <mtext>Δk</mtext>
      <mi>γ</mi>
    </msub>
    <annotation encoding="StarMath 5.0">{"Δk" } rsub {γ }</annotation>
  </semantics>
</math>
</file>

<file path=Object 150/content.xml><?xml version="1.0" encoding="utf-8"?>
<math xmlns="http://www.w3.org/1998/Math/MathML" display="block">
  <semantics>
    <mrow>
      <mtext>۰٫</mtext>
      <mn>۰۰۸</mn>
      <mtext>&lt;</mtext>
      <mi>ξ</mi>
      <mtext>&lt;</mtext>
      <mtext>۰٫۲</mtext>
    </mrow>
    <annotation encoding="StarMath 5.0">"۰٫" ۰۰۸ "&lt;" ξ "&lt;" "۰٫۲"</annotation>
  </semantics>
</math>
</file>

<file path=Object 152/content.xml><?xml version="1.0" encoding="utf-8"?>
<math xmlns="http://www.w3.org/1998/Math/MathML" display="block">
  <semantics>
    <msub>
      <mi>λ</mi>
      <mi>γ</mi>
    </msub>
    <annotation encoding="StarMath 5.0">{λ } rsub {γ }</annotation>
  </semantics>
</math>
</file>

<file path=Object 154/content.xml><?xml version="1.0" encoding="utf-8"?>
<math xmlns="http://www.w3.org/1998/Math/MathML" display="block">
  <semantics>
    <mrow>
      <mtext>pp</mtext>
      <mi>→</mi>
      <mtext>pwwγp</mtext>
    </mrow>
    <annotation encoding="StarMath 5.0">"pp" → "pwwγp"</annotation>
  </semantics>
</math>
</file>

<file path=Object 158/content.xml><?xml version="1.0" encoding="utf-8"?>
<math xmlns="http://www.w3.org/1998/Math/MathML" display="block">
  <semantics>
    <mtable>
      <mtr>
        <mtd>
          <mrow>
            <mtext>%</mtext>
            <mtext>۶۸</mtext>
            <mtext> </mtext>
            <mtext>C.</mtext>
            <mi>L</mi>
            <mtext>.</mtext>
            <mrow>
              <mo fence="true" stretchy="false">[</mo>
              <mrow>
                <mrow>
                  <mrow>
                    <mo stretchy="false">−</mo>
                    <mtext>۰٫</mtext>
                  </mrow>
                  <mtext>0512</mtext>
                  <mtext>,</mtext>
                  <mtext>۰٫</mtext>
                  <mtext>0409</mtext>
                </mrow>
              </mrow>
              <mo fence="true" stretchy="false">]</mo>
            </mrow>
          </mrow>
        </mtd>
      </mtr>
      <mtr>
        <mtd>
          <mrow>
            <mtext>%</mtext>
            <mtext>۹۵</mtext>
            <mtext> </mtext>
            <mtext>C.</mtext>
            <mi>L</mi>
            <mtext>.</mtext>
            <mrow>
              <mo fence="true" stretchy="false">[</mo>
              <mrow>
                <mrow>
                  <mrow>
                    <mo stretchy="false">−</mo>
                    <mtext>۰٫</mtext>
                  </mrow>
                  <mtext>0727</mtext>
                  <mtext>,</mtext>
                  <mtext>۰٫</mtext>
                  <mtext>0624</mtext>
                </mrow>
              </mrow>
              <mo fence="true" stretchy="false">]</mo>
            </mrow>
          </mrow>
        </mtd>
      </mtr>
    </mtable>
    <annotation encoding="StarMath 5.0">stack { "%" "۶۸" " " "C." L "." [- "۰٫" "0512" "," "۰٫" "0409" ]  # "%" "۹۵" " " "C." L "." [- "۰٫" "0727" "," "۰٫" "0624" ] }</annotation>
  </semantics>
</math>
</file>

<file path=Object 160/content.xml><?xml version="1.0" encoding="utf-8"?>
<math xmlns="http://www.w3.org/1998/Math/MathML" display="block">
  <semantics>
    <msub>
      <mtext>Δk</mtext>
      <mi>γ</mi>
    </msub>
    <annotation encoding="StarMath 5.0">{"Δk"} rsub {γ}</annotation>
  </semantics>
</math>
</file>

<file path=Object 162/content.xml><?xml version="1.0" encoding="utf-8"?>
<math xmlns="http://www.w3.org/1998/Math/MathML" display="block">
  <semantics>
    <mtable>
      <mtr>
        <mtd>
          <mrow>
            <mtext>%</mtext>
            <mtext>۶۸</mtext>
            <mtext> </mtext>
            <mtext>C.</mtext>
            <mi>L</mi>
            <mtext>.</mtext>
            <mrow>
              <mo fence="true" stretchy="false">[</mo>
              <mrow>
                <mrow>
                  <mrow>
                    <mo stretchy="false">−</mo>
                    <mtext>۰٫۰</mtext>
                  </mrow>
                  <mtext>0542</mtext>
                  <mtext>,</mtext>
                  <mtext>۰٫۰</mtext>
                  <mtext>0553</mtext>
                </mrow>
              </mrow>
              <mo fence="true" stretchy="false">]</mo>
            </mrow>
          </mrow>
        </mtd>
      </mtr>
      <mtr>
        <mtd>
          <mrow>
            <mtext>%</mtext>
            <mtext>۹۵</mtext>
            <mtext> </mtext>
            <mtext>C.</mtext>
            <mi>L</mi>
            <mtext>.</mtext>
            <mrow>
              <mo fence="true" stretchy="false">[</mo>
              <mrow>
                <mrow>
                  <mrow>
                    <mo stretchy="false">−</mo>
                    <mtext>۰٫</mtext>
                  </mrow>
                  <mtext>00791</mtext>
                  <mtext>,</mtext>
                  <mtext>۰٫</mtext>
                  <mtext>00802</mtext>
                </mrow>
              </mrow>
              <mo fence="true" stretchy="false">]</mo>
            </mrow>
          </mrow>
        </mtd>
      </mtr>
    </mtable>
    <annotation encoding="StarMath 5.0">stack { "%" "۶۸" " " "C." L "." [- "۰٫۰" "0542" "," "۰٫۰" "0553" ]  # "%" "۹۵" " " "C." L "." [- "۰٫" "00791" "," "۰٫" "00802" ] }</annotation>
  </semantics>
</math>
</file>

<file path=Object 164/content.xml><?xml version="1.0" encoding="utf-8"?>
<math xmlns="http://www.w3.org/1998/Math/MathML" display="block">
  <semantics>
    <mrow>
      <mtext>۰٫۰۰۸</mtext>
      <mtext>&lt;ξ&lt;</mtext>
      <mtext>۰٫۵</mtext>
    </mrow>
    <annotation encoding="StarMath 5.0">"۰٫۰۰۸" "&lt;ξ&lt;" "۰٫۵"</annotation>
  </semantics>
</math>
</file>

<file path=Object 166/content.xml><?xml version="1.0" encoding="utf-8"?>
<math xmlns="http://www.w3.org/1998/Math/MathML" display="block">
  <semantics>
    <mrow>
      <mtext>L=</mtext>
      <mtext>۳</mtext>
      <msup>
        <mrow>
          <mtext>a</mtext>
          <mtext>b</mtext>
        </mrow>
        <mrow>
          <mo stretchy="false">−</mo>
          <mn>۱</mn>
        </mrow>
      </msup>
    </mrow>
    <annotation encoding="StarMath 5.0">"L=" "۳" {"a" "b"} ^ {- ۱ }</annotation>
  </semantics>
</math>
</file>

<file path=Object 167/content.xml><?xml version="1.0" encoding="utf-8"?>
<math xmlns="http://www.w3.org/1998/Math/MathML" display="block">
  <semantics>
    <msub>
      <mtext>Δk</mtext>
      <mi>γ</mi>
    </msub>
    <annotation encoding="StarMath 5.0">{"Δk" } rsub {γ }</annotation>
  </semantics>
</math>
</file>

<file path=Object 17/content.xml><?xml version="1.0" encoding="utf-8"?>
<math xmlns="http://www.w3.org/1998/Math/MathML" display="block">
  <semantics>
    <mrow>
      <mtext>0</mtext>
      <mtext>٫۰۰</mtext>
      <mtext>8</mtext>
      <mtext>&lt;</mtext>
      <mtext>ξ&lt;</mtext>
      <mtext>۰٫</mtext>
      <mtext>۵</mtext>
    </mrow>
    <annotation encoding="StarMath 5.0">"0" "٫۰۰" "8" "&lt;" "ξ&lt;" "۰٫" "۵"</annotation>
  </semantics>
</math>
</file>

<file path=Object 218/content.xml><?xml version="1.0" encoding="utf-8"?>
<math xmlns="http://www.w3.org/1998/Math/MathML" display="block">
  <semantics>
    <mrow>
      <mtext>WW </mtext>
      <mi>γ</mi>
    </mrow>
    <annotation encoding="StarMath 5.0">"WW "  γ</annotation>
  </semantics>
</math>
</file>

<file path=Object 22/content.xml><?xml version="1.0" encoding="utf-8"?>
<math xmlns="http://www.w3.org/1998/Math/MathML" display="block">
  <semantics>
    <mi>λ</mi>
    <annotation encoding="StarMath 5.0">λ</annotation>
  </semantics>
</math>
</file>

<file path=Object 26/content.xml><?xml version="1.0" encoding="utf-8"?>
<math xmlns="http://www.w3.org/1998/Math/MathML" display="block">
  <semantics>
    <mrow>
      <mi>Δ</mi>
      <mi>κ</mi>
      <mtext>=</mtext>
      <mtext>۰٫۱</mtext>
    </mrow>
    <annotation encoding="StarMath 5.0">Δ κ "=" "۰٫۱"</annotation>
  </semantics>
</math>
</file>

<file path=Object 27/content.xml><?xml version="1.0" encoding="utf-8"?>
<math xmlns="http://www.w3.org/1998/Math/MathML" display="block">
  <semantics>
    <mi>λ</mi>
    <annotation encoding="StarMath 5.0">λ</annotation>
  </semantics>
</math>
</file>

<file path=Object 40/content.xml><?xml version="1.0" encoding="utf-8"?>
<math xmlns="http://www.w3.org/1998/Math/MathML" display="block">
  <semantics>
    <mrow>
      <mi>M</mi>
      <mrow>
        <mrow>
          <mo fence="true" stretchy="true">(</mo>
          <mrow>
            <mtext>γ γ</mtext>
          </mrow>
          <mo fence="true" stretchy="true">)</mo>
        </mrow>
        <mo stretchy="false">=</mo>
        <mi>M</mi>
      </mrow>
      <mrow>
        <mrow>
          <mo fence="true" stretchy="true">(</mo>
          <mrow>
            <mrow>
              <msub>
                <mi>p</mi>
                <mn>1</mn>
              </msub>
              <msub>
                <mi>p</mi>
                <mn>2</mn>
              </msub>
            </mrow>
          </mrow>
          <mo fence="true" stretchy="true">)</mo>
        </mrow>
        <mo stretchy="false">=</mo>
        <msqrt>
          <mrow>
            <msub>
              <mi>ξ</mi>
              <mn>1</mn>
            </msub>
            <msub>
              <mi>ξ</mi>
              <mn>۲</mn>
            </msub>
          </mrow>
        </msqrt>
      </mrow>
      <mi>s</mi>
    </mrow>
    <annotation encoding="StarMath 5.0">M left ("γ γ" right ) =M left ({p} rsub {1} {p} rsub {2} right ) = sqrt {{ξ} rsub {1} {ξ} rsub {۲ }} s</annotation>
  </semantics>
</math>
</file>

<file path=Object 42/content.xml><?xml version="1.0" encoding="utf-8"?>
<math xmlns="http://www.w3.org/1998/Math/MathML" display="block">
  <semantics>
    <mtext>٫</mtext>
    <annotation encoding="StarMath 5.0">"٫"</annotation>
  </semantics>
</math>
</file>

<file path=Object 44/content.xml><?xml version="1.0" encoding="utf-8"?>
<math xmlns="http://www.w3.org/1998/Math/MathML" display="block">
  <semantics>
    <mrow>
      <mtext>γγ</mtext>
      <mi>→</mi>
      <mtext>wwγ </mtext>
    </mrow>
    <annotation encoding="StarMath 5.0">"γγ" → "wwγ "</annotation>
  </semantics>
</math>
</file>

<file path=Object 46/content.xml><?xml version="1.0" encoding="utf-8"?>
<math xmlns="http://www.w3.org/1998/Math/MathML" display="block">
  <semantics>
    <mrow>
      <msub>
        <mi>z</mi>
        <mtext>PV</mtext>
      </msub>
      <mi>∝</mi>
      <mfrac>
        <mrow>
          <mo fence="true" stretchy="false">(</mo>
          <mrow>
            <mrow>
              <msub>
                <mi>t</mi>
                <mn>۱</mn>
              </msub>
              <mo stretchy="false">−</mo>
              <msub>
                <mi>t</mi>
                <mn>۲</mn>
              </msub>
            </mrow>
          </mrow>
          <mo fence="true" stretchy="false">)</mo>
        </mrow>
        <mn>۲</mn>
      </mfrac>
    </mrow>
    <annotation encoding="StarMath 5.0">{z } rsub {"PV" } ∝ {( {t} rsub {۱} - {t} rsub {۲} )} over {۲ }</annotation>
  </semantics>
</math>
</file>

<file path=Object 47/content.xml><?xml version="1.0" encoding="utf-8"?>
<math xmlns="http://www.w3.org/1998/Math/MathML" display="block">
  <semantics>
    <msub>
      <mi>z</mi>
      <mtext>PV</mtext>
    </msub>
    <annotation encoding="StarMath 5.0">{z } rsub {"PV" }</annotation>
  </semantics>
</math>
</file>

<file path=Object 50/content.xml><?xml version="1.0" encoding="utf-8"?>
<math xmlns="http://www.w3.org/1998/Math/MathML" display="block">
  <semantics>
    <mrow>
      <mtext>۰٫۰۰۱</mtext>
      <mtext>5</mtext>
      <mtext>&lt;</mtext>
      <mtext>ξ&lt;</mtext>
      <mtext>۰٫۲</mtext>
    </mrow>
    <annotation encoding="StarMath 5.0">"۰٫۰۰۱" "5" "&lt;" "ξ&lt;" "۰٫۲"</annotation>
  </semantics>
</math>
</file>

<file path=Object 52/content.xml><?xml version="1.0" encoding="utf-8"?>
<math xmlns="http://www.w3.org/1998/Math/MathML" display="block">
  <semantics>
    <mrow>
      <mrow>
        <msub>
          <mi>p</mi>
          <mrow>
            <mi>T</mi>
            <mtext>,</mtext>
            <mi>j</mi>
          </mrow>
        </msub>
        <mo stretchy="false">&gt;</mo>
        <mtext>۴۵</mtext>
      </mrow>
      <mtext> GeV</mtext>
    </mrow>
    <annotation encoding="StarMath 5.0">{p } rsub {T "," j } &gt; "۴۵" " GeV"</annotation>
  </semantics>
</math>
</file>

<file path=Object 54/content.xml><?xml version="1.0" encoding="utf-8"?>
<math xmlns="http://www.w3.org/1998/Math/MathML" display="block">
  <semantics>
    <mrow>
      <mn>0</mn>
      <mtext>٫</mtext>
      <mn>5</mn>
    </mrow>
    <annotation encoding="StarMath 5.0">0 "٫" 5 </annotation>
  </semantics>
</math>
</file>

<file path=Object 56/content.xml><?xml version="1.0" encoding="utf-8"?>
<math xmlns="http://www.w3.org/1998/Math/MathML" display="block">
  <semantics>
    <mrow>
      <mtext>MET &gt;</mtext>
      <mtext>۳۰</mtext>
      <mtext>GeV</mtext>
    </mrow>
    <annotation encoding="StarMath 5.0">"MET &gt;" "۳۰" "GeV"</annotation>
  </semantics>
</math>
</file>

<file path=Object 58/content.xml><?xml version="1.0" encoding="utf-8"?>
<math xmlns="http://www.w3.org/1998/Math/MathML" display="block">
  <semantics>
    <mrow>
      <mi>Z</mi>
      <mi>Z</mi>
      <mi>γ</mi>
    </mrow>
    <annotation encoding="StarMath 5.0">Z Z γ</annotation>
  </semantics>
</math>
</file>

<file path=Object 60/content.xml><?xml version="1.0" encoding="utf-8"?>
<math xmlns="http://www.w3.org/1998/Math/MathML" display="block">
  <semantics>
    <mrow>
      <mrow>
        <msub>
          <mi>p</mi>
          <mtext>T,l</mtext>
        </msub>
        <mo stretchy="false">&gt;</mo>
        <mtext>۲۰</mtext>
      </mrow>
      <mtext>GeV</mtext>
    </mrow>
    <annotation encoding="StarMath 5.0">{p } rsub {"T,l" } &gt; "۲۰" "GeV"</annotation>
  </semantics>
</math>
</file>

<file path=Object 61/content.xml><?xml version="1.0" encoding="utf-8"?>
<math xmlns="http://www.w3.org/1998/Math/MathML" display="block">
  <semantics>
    <mrow>
      <mrow>
        <mrow>
          <mo fence="true" stretchy="true">|</mo>
          <mrow>
            <msub>
              <mi>η</mi>
              <mi>l</mi>
            </msub>
          </mrow>
          <mo fence="true" stretchy="true">|</mo>
        </mrow>
        <mo stretchy="false">&lt;</mo>
        <mn>۲</mn>
      </mrow>
      <mtext>٫</mtext>
      <mn>۵</mn>
    </mrow>
    <annotation encoding="StarMath 5.0">left lline {η } rsub {l }  right rline &lt; ۲ "٫" ۵</annotation>
  </semantics>
</math>
</file>

<file path=Object 66/content.xml><?xml version="1.0" encoding="utf-8"?>
<math xmlns="http://www.w3.org/1998/Math/MathML" display="block">
  <semantics>
    <mi mathvariant="italic">wwγ</mi>
    <annotation encoding="StarMath 5.0">wwγ</annotation>
  </semantics>
</math>
</file>

<file path=Object 67/content.xml><?xml version="1.0" encoding="utf-8"?>
<math xmlns="http://www.w3.org/1998/Math/MathML" display="block">
  <semantics>
    <mrow>
      <mi>ξ</mi>
      <mtext>&gt;</mtext>
      <mtext>۰٫۰۰۱۵</mtext>
    </mrow>
    <annotation encoding="StarMath 5.0">ξ "&gt;" "۰٫۰۰۱۵"</annotation>
  </semantics>
</math>
</file>

<file path=Object 71/content.xml><?xml version="1.0" encoding="utf-8"?>
<math xmlns="http://www.w3.org/1998/Math/MathML" display="block">
  <semantics>
    <mtext>γγ</mtext>
    <annotation encoding="StarMath 5.0">"γγ"</annotation>
  </semantics>
</math>
</file>

<file path=Object 81/content.xml><?xml version="1.0" encoding="utf-8"?>
<math xmlns="http://www.w3.org/1998/Math/MathML" display="block">
  <semantics>
    <msub>
      <mi>E</mi>
      <mi>p</mi>
    </msub>
    <annotation encoding="StarMath 5.0">{E } rsub {p }</annotation>
  </semantics>
</math>
</file>

<file path=Object 84/content.xml><?xml version="1.0" encoding="utf-8"?>
<math xmlns="http://www.w3.org/1998/Math/MathML" display="block">
  <semantics>
    <mrow>
      <msub>
        <mi>ξ</mi>
        <mtext>min</mtext>
      </msub>
      <msub>
        <mtext>&lt;ξ&lt;ξ</mtext>
        <mtext>max</mtext>
      </msub>
    </mrow>
    <annotation encoding="StarMath 5.0">{ξ } rsub {"min" } {"&lt;ξ&lt;ξ"} rsub {"max"}</annotation>
  </semantics>
</math>
</file>

<file path=Object 86/content.xml><?xml version="1.0" encoding="utf-8"?>
<math xmlns="http://www.w3.org/1998/Math/MathML" display="block">
  <semantics>
    <mfrac>
      <msup>
        <mtext>dL</mtext>
        <mtext>γγ</mtext>
      </msup>
      <mtext>ds</mtext>
    </mfrac>
    <annotation encoding="StarMath 5.0">{{"dL" } ^ {"γγ" } } over {"ds" }</annotation>
  </semantics>
</math>
</file>

<file path=Object 9/content.xml><?xml version="1.0" encoding="utf-8"?>
<math xmlns="http://www.w3.org/1998/Math/MathML" display="block">
  <semantics>
    <mi mathvariant="italic">WWγ</mi>
    <annotation encoding="StarMath 5.0">WWγ</annotation>
  </semantics>
</math>
</file>

<file path=Object 94/content.xml><?xml version="1.0" encoding="utf-8"?>
<math xmlns="http://www.w3.org/1998/Math/MathML" display="block">
  <semantics>
    <msub>
      <mi>F</mi>
      <mi>M</mi>
    </msub>
    <annotation encoding="StarMath 5.0">{F } rsub {M }</annotation>
  </semantics>
</math>
</file>

<file path=Object 97/content.xml><?xml version="1.0" encoding="utf-8"?>
<math xmlns="http://www.w3.org/1998/Math/MathML" display="block">
  <semantics>
    <msub>
      <mi>m</mi>
      <mi>p</mi>
    </msub>
    <annotation encoding="StarMath 5.0">{m } rsub {p }</annotation>
  </semantics>
</math>
</file>